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3cafe4"/>
    </style:style>
    <style:style style:name="gr2" style:family="graphic" style:parent-style-name="standard">
      <style:graphic-properties draw:stroke="none" svg:stroke-width="0.001cm" draw:fill-color="#add6e7"/>
    </style:style>
    <style:style style:name="gr3" style:family="graphic" style:parent-style-name="standard">
      <style:graphic-properties draw:stroke="none" svg:stroke-width="0.001cm" draw:fill-color="#076086"/>
    </style:style>
    <style:style style:name="gr4" style:family="graphic" style:parent-style-name="standard">
      <style:graphic-properties draw:stroke="none" svg:stroke-width="0.001cm" draw:fill-color="#1c97cd"/>
    </style:style>
    <style:style style:name="gr5" style:family="graphic" style:parent-style-name="standard">
      <style:graphic-properties draw:stroke="none" svg:stroke-width="0.001cm" draw:fill-color="#ffffff"/>
    </style:style>
    <style:style style:name="gr6" style:family="graphic" style:parent-style-name="standard">
      <style:graphic-properties draw:stroke="none" svg:stroke-width="0.001cm" draw:fill-color="#1f1a17"/>
    </style:style>
  </office:automatic-styles>
  <office:body>
    <office:drawing>
      <draw:page draw:name="page1" draw:style-name="dp1" draw:master-page-name="Default">
        <draw:g>
          <draw:glue-point draw:id="4" svg:x="-2.852cm" svg:y="-5cm"/>
          <draw:glue-point draw:id="5" svg:x="4.999cm" svg:y="-5cm"/>
          <draw:glue-point draw:id="6" svg:x="1.073cm" svg:y="-5cm"/>
          <draw:glue-point draw:id="7" svg:x="-4.988cm" svg:y="5cm"/>
          <draw:glue-point draw:id="8" svg:x="3.448cm" svg:y="5cm"/>
          <draw:glue-point draw:id="9" svg:x="-0.77cm" svg:y="5cm"/>
          <draw:glue-point draw:id="10" svg:x="-5cm" svg:y="-1.383cm"/>
          <draw:glue-point draw:id="11" svg:x="-5cm" svg:y="1.809cm"/>
          <draw:glue-point draw:id="12" svg:x="5cm" svg:y="1.368cm"/>
          <draw:glue-point draw:id="13" svg:x="5cm" svg:y="-1.817cm"/>
          <draw:glue-point draw:id="14" svg:x="0.091cm" svg:y="-0.002cm"/>
          <draw:polygon draw:style-name="gr1" draw:layer="layout" svg:width="4.548cm" svg:height="0.723cm" svg:x="0.015cm" svg:y="0.015cm" svg:viewBox="0 0 4549 724" draw:points="0,724 977,0 4549,0 3838,724">
            <text:p/>
          </draw:polygon>
          <draw:polygon draw:style-name="gr2" draw:layer="layout" svg:width="1.001cm" svg:height="0.751cm" svg:x="0.006cm" svg:y="0cm" svg:viewBox="0 0 1002 752" draw:points="986,0 977,2 0,726 18,752 996,27 986,0 996,27 997,26 998,24 999,23 1000,22 1001,21 1001,19 1002,18 1002,16 1002,13 1001,11 1000,8 999,5 997,4 995,2 992,0 990,0 988,0 986,0 985,0 983,0 982,0 981,0 979,2 977,2">
            <text:p/>
          </draw:polygon>
          <draw:polygon draw:style-name="gr2" draw:layer="layout" svg:width="3.586cm" svg:height="0.03cm" svg:x="0.993cm" svg:y="0cm" svg:viewBox="0 0 3587 31" draw:points="3583,26 3571,0 0,0 0,31 3571,31 3583,26 3571,31 3574,31 3575,31 3577,30 3578,29 3579,29 3581,28 3582,27 3583,25 3585,24 3586,21 3587,18 3587,15 3587,13 3586,10 3585,7 3583,5 3582,3 3581,2 3579,2 3578,0 3577,0 3575,0 3574,0 3571,0">
            <text:p/>
          </draw:polygon>
          <draw:polygon draw:style-name="gr2" draw:layer="layout" svg:width="0.737cm" svg:height="0.749cm" svg:x="3.838cm" svg:y="0.005cm" svg:viewBox="0 0 738 750" draw:points="15,750 25,744 738,20 716,0 4,723 15,750 4,723 2,724 2,726 1,727 0,729 0,730 0,732 0,733 0,734 0,737 1,740 2,742 4,744 6,747 9,747 11,749 14,750 16,750 17,750 18,749 20,748 21,747 23,747 24,746 25,744">
            <text:p/>
          </draw:polygon>
          <draw:polygon draw:style-name="gr2" draw:layer="layout" svg:width="3.853cm" svg:height="0.031cm" svg:x="0cm" svg:y="0.723cm" svg:viewBox="0 0 3854 32" draw:points="6,3 15,32 3854,32 3854,0 15,0 6,3 15,0 13,0 11,0 10,0 8,1 7,2 5,3 5,4 3,4 2,7 1,10 0,13 0,15 0,18 1,21 2,24 3,26 5,27 5,28 7,29 8,29 10,30 11,30 13,31 15,32">
            <text:p/>
          </draw:polygon>
          <draw:polygon draw:style-name="gr3" draw:layer="layout" svg:width="0.71cm" svg:height="1.966cm" svg:x="3.853cm" svg:y="0.018cm" svg:viewBox="0 0 711 1967" draw:points="0,1967 711,1245 711,0 0,721">
            <text:p/>
          </draw:polygon>
          <draw:polygon draw:style-name="gr2" draw:layer="layout" svg:width="0.737cm" svg:height="0.747cm" svg:x="3.842cm" svg:y="1.248cm" svg:viewBox="0 0 738 748" draw:points="737,15 712,4 0,726 21,748 733,25 737,15 733,25 734,23 735,22 736,21 737,20 737,18 737,16 738,15 738,14 737,11 736,8 735,6 733,4 731,2 728,0 726,0 723,0 721,0 720,0 718,0 717,0 715,0 714,2 712,2 712,4">
            <text:p/>
          </draw:polygon>
          <draw:polygon draw:style-name="gr2" draw:layer="layout" svg:width="0.03cm" svg:height="1.26cm" svg:x="4.549cm" svg:y="0.003cm" svg:viewBox="0 0 31 1261" draw:points="4,4 0,15 0,1261 31,1261 31,15 4,4 31,15 31,13 31,11 30,10 30,8 29,7 28,5 27,4 26,3 24,2 21,0 18,0 15,0 12,0 10,0 7,2 5,3 3,4 3,5 2,7 1,8 0,10 0,11 0,13 0,15">
            <text:p/>
          </draw:polygon>
          <draw:polygon draw:style-name="gr2" draw:layer="layout" svg:width="0.737cm" svg:height="0.747cm" svg:x="3.838cm" svg:y="0.007cm" svg:viewBox="0 0 738 748" draw:points="0,732 25,742 738,21 716,0 4,721 0,732 4,721 2,722 2,724 1,725 0,727 0,728 0,730 0,731 0,732 0,735 1,738 2,740 4,742 6,745 9,745 11,747 14,748 16,748 17,748 18,747 20,746 21,745 23,745 24,744 25,742">
            <text:p/>
          </draw:polygon>
          <draw:polygon draw:style-name="gr2" draw:layer="layout" svg:width="0.031cm" svg:height="1.26cm" svg:x="3.838cm" svg:y="0.739cm" svg:viewBox="0 0 32 1261" draw:points="27,1256 32,1245 32,0 0,0 0,1245 27,1256 0,1245 0,1247 0,1248 0,1251 1,1252 2,1253 3,1254 3,1256 4,1256 6,1258 9,1259 12,1261 16,1261 18,1261 21,1259 24,1258 26,1256 28,1256 28,1254 29,1253 30,1252 30,1251 31,1248 32,1247 32,1245">
            <text:p/>
          </draw:polygon>
          <draw:polygon draw:style-name="gr4" draw:layer="layout" svg:width="3.833cm" svg:height="1.246cm" svg:x="0.021cm" svg:y="0.739cm" svg:viewBox="0 0 3834 1247" draw:points="3834,1247 3834,0 0,0 0,1247">
            <text:p/>
          </draw:polygon>
          <draw:polygon draw:style-name="gr2" draw:layer="layout" svg:width="0.031cm" svg:height="1.261cm" svg:x="3.838cm" svg:y="0.723cm" svg:viewBox="0 0 32 1262" draw:points="16,0 0,15 0,1262 32,1262 32,15 16,0 32,15 32,13 31,11 30,10 30,8 29,7 28,5 28,4 26,4 24,2 21,0 18,0 16,0 12,0 9,0 6,2 4,4 3,4 3,5 2,7 1,8 0,10 0,11 0,13 0,15">
            <text:p/>
          </draw:polygon>
          <draw:polygon draw:style-name="gr2" draw:layer="layout" svg:width="3.848cm" svg:height="0.031cm" svg:x="0.006cm" svg:y="0.723cm" svg:viewBox="0 0 3849 32" draw:points="0,15 15,32 3849,32 3849,0 15,0 0,15 15,0 13,0 11,0 10,0 8,1 7,2 5,3 4,4 3,4 2,7 0,10 0,13 0,15 0,18 0,21 2,24 3,26 4,27 5,28 7,29 8,29 10,30 11,30 13,31 15,32">
            <text:p/>
          </draw:polygon>
          <draw:polygon draw:style-name="gr2" draw:layer="layout" svg:width="0.031cm" svg:height="1.261cm" svg:x="0.006cm" svg:y="0.739cm" svg:viewBox="0 0 32 1262" draw:points="16,1262 32,1246 32,0 0,0 0,1246 16,1262 0,1246 0,1248 0,1250 0,1252 1,1253 2,1254 2,1256 4,1256 4,1259 7,1260 9,1261 13,1262 16,1262 18,1262 21,1261 24,1260 26,1259 28,1256 28,1256 29,1254 30,1253 31,1252 31,1250 31,1248 32,1246">
            <text:p/>
          </draw:polygon>
          <draw:polygon draw:style-name="gr2" draw:layer="layout" svg:width="3.848cm" svg:height="0.03cm" svg:x="0.021cm" svg:y="1.97cm" svg:viewBox="0 0 3849 31" draw:points="3849,15 3833,0 0,0 0,31 3833,31 3849,15 3833,31 3835,31 3837,31 3838,30 3840,30 3841,29 3842,28 3843,27 3845,25 3846,23 3847,20 3848,18 3849,15 3848,12 3847,9 3846,6 3845,4 3843,3 3842,3 3841,1 3840,1 3838,0 3837,0 3835,0 3833,0">
            <text:p/>
          </draw:polygon>
          <draw:polygon draw:style-name="gr5" draw:layer="layout" svg:width="0.055cm" svg:height="0.039cm" svg:x="3.522cm" svg:y="1.343cm" svg:viewBox="0 0 56 40" draw:points="53,40 55,35 56,32 56,29 56,26 56,24 55,21 54,18 53,16 52,13 50,10 48,9 46,7 44,5 42,3 40,2 37,2 34,0 31,0 29,0 26,0 24,0 21,0 18,0 16,1 13,2 11,3 9,5 6,7 4,10 3,12 1,15 0,18">
            <text:p/>
          </draw:polygon>
          <draw:polygon draw:style-name="gr5" draw:layer="layout" svg:width="0.6cm" svg:height="0.327cm" svg:x="2.975cm" svg:y="1.357cm" svg:viewBox="0 0 601 328" draw:points="0,24 7,39 14,54 21,68 28,82 35,95 42,108 50,121 57,132 64,144 71,155 78,166 85,177 92,187 99,196 106,206 113,214 120,224 127,232 134,240 141,246 148,254 155,261 162,267 169,273 176,279 183,285 190,289 197,294 205,299 212,302 219,307 226,310 233,313 240,316 247,318 254,320 261,322 268,324 275,325 282,326 289,326 296,327 303,328 309,327 316,326 323,325 330,325 337,323 342,322 349,320 356,318 362,316 368,314 374,311 380,309 386,306 392,302 397,299 403,296 409,292 419,285 430,277 440,268 449,259 459,250 469,240 477,231 486,221 494,211 502,200 510,190 517,179 524,169 531,158 538,148 544,138 550,128 556,118 565,99 574,82 582,66 589,52 597,33 601,25 547,4 544,9 536,28 531,41 523,56 515,73 505,90 500,99 495,109 489,118 483,127 477,137 470,147 463,156 457,166 449,175 442,184 434,193 426,201 418,210 410,217 402,225 394,232 386,238 377,245 373,248 368,249 364,253 360,254 355,257 351,259 347,261 342,262 338,264 333,265 329,266 325,267 320,268 316,269 311,269 307,270 302,270 298,270 293,269 288,269 284,269 279,268 275,267 270,265 265,264 260,262 255,260 249,257 244,255 239,253 233,249 228,246 223,243 217,238 212,234 206,229 200,224 194,219 188,213 182,207 176,200 170,194 164,187 158,179 151,171 145,163 138,154 132,144 125,135 119,125 112,115 106,103 99,92 92,81 86,68 78,55 72,42 65,28 58,14 52,0">
            <text:p/>
          </draw:polygon>
          <draw:polygon draw:style-name="gr5" draw:layer="layout" svg:width="0.601cm" svg:height="0.326cm" svg:x="2.426cm" svg:y="1.055cm" svg:viewBox="0 0 602 327" draw:points="53,323 56,317 64,299 70,286 77,271 85,255 95,237 100,228 106,218 112,209 118,200 123,190 130,180 137,171 144,161 151,153 159,143 166,134 174,126 182,118 190,110 198,102 207,95 215,88 224,83 228,79 232,77 237,75 241,72 245,70 250,68 254,67 259,65 263,63 267,62 272,60 276,59 281,59 285,57 290,57 294,57 298,57 303,57 308,57 313,57 317,59 322,59 326,60 331,62 336,63 341,65 346,67 351,69 356,71 362,75 367,78 373,81 378,85 384,88 390,93 395,97 401,102 407,108 413,113 419,120 425,126 431,133 437,140 444,147 450,156 456,164 463,173 469,182 475,192 482,201 489,212 495,224 502,235 509,246 515,259 522,272 529,285 535,298 542,312 549,327 602,302 594,288 587,273 580,259 573,245 566,232 559,218 552,206 545,193 537,182 530,171 523,161 516,150 509,139 502,130 495,121 488,111 481,103 474,95 467,87 460,79 453,73 446,65 438,59 432,54 424,48 418,42 410,38 403,33 397,28 390,24 382,20 375,17 368,14 361,11 354,9 347,6 339,4 332,3 326,1 319,1 312,0 305,0 298,0 291,0 284,1 278,1 271,2 264,3 258,5 252,7 245,9 239,11 233,14 227,16 221,18 215,22 209,25 204,28 198,31 192,35 182,42 171,50 161,59 151,68 142,76 132,86 123,96 115,107 106,116 98,127 91,137 83,147 76,158 70,168 63,179 57,190 51,199 45,209 35,228 26,246 18,261 12,275 3,295 0,304">
            <text:p/>
          </draw:polygon>
          <draw:polygon draw:style-name="gr5" draw:layer="layout" svg:width="0.599cm" svg:height="0.327cm" svg:x="1.88cm" svg:y="1.355cm" svg:viewBox="0 0 600 328" draw:points="0,24 7,39 14,54 21,68 28,82 35,95 42,108 49,121 56,134 63,145 70,156 77,166 84,176 92,187 99,196 106,206 113,215 119,224 126,232 134,240 141,247 148,254 155,261 162,267 169,273 176,279 183,284 190,289 197,294 204,299 211,302 218,307 225,310 232,313 239,316 246,319 254,320 261,322 268,324 275,325 282,326 289,327 296,328 303,328 309,328 316,326 323,325 330,325 336,323 342,322 349,320 356,318 362,316 368,313 373,312 379,309 385,305 391,302 397,299 403,296 408,291 419,284 429,276 439,268 449,259 458,250 468,240 476,230 485,220 493,211 501,200 509,190 516,179 523,169 530,158 537,148 543,137 549,128 555,118 565,99 574,81 581,65 588,51 597,31 600,23 546,3 544,9 536,28 529,41 522,55 514,72 504,90 499,99 494,108 488,118 482,127 476,137 470,147 463,156 456,166 448,174 441,184 434,193 426,201 418,210 410,217 402,225 393,232 385,238 376,244 372,247 368,250 364,252 359,255 355,256 350,259 347,260 342,262 338,264 333,265 329,267 324,267 320,268 316,269 311,270 307,270 302,270 297,270 293,270 288,269 284,268 279,268 274,267 269,265 264,264 259,262 255,260 249,258 244,256 239,252 233,249 228,246 223,242 217,238 211,234 206,230 200,225 194,219 187,213 182,207 176,201 169,193 163,187 157,179 151,171 145,162 138,154 131,145 125,135 118,125 112,115 106,103 99,92 92,81 85,68 78,55 72,42 65,28 58,14 51,0">
            <text:p/>
          </draw:polygon>
          <draw:polygon draw:style-name="gr5" draw:layer="layout" svg:width="0.599cm" svg:height="0.327cm" svg:x="1.333cm" svg:y="1.054cm" svg:viewBox="0 0 600 328" draw:points="53,328 55,321 64,302 69,289 76,274 85,257 95,240 100,231 105,221 111,212 117,202 123,192 129,183 136,172 143,164 151,154 158,145 166,135 173,127 181,119 189,111 197,103 206,96 214,90 223,83 227,80 231,78 236,75 240,73 245,71 249,69 253,67 258,65 261,63 266,62 270,61 276,60 279,59 284,58 289,58 293,57 298,57 302,57 307,57 311,58 316,58 321,59 325,60 330,61 335,63 340,64 345,66 350,69 355,71 361,74 366,77 371,80 377,84 383,87 388,93 394,96 400,101 406,107 411,112 417,119 423,125 429,132 435,139 442,147 448,154 455,163 461,172 467,180 473,191 480,201 487,211 493,222 500,233 507,245 514,257 520,270 527,283 534,297 540,311 548,325 600,301 592,286 585,271 578,257 571,244 563,230 557,217 549,204 542,193 535,180 528,169 521,159 514,148 507,138 501,130 493,119 486,111 478,102 472,94 465,87 458,79 451,71 445,65 437,58 430,53 423,48 416,42 409,37 402,32 395,27 388,24 381,19 374,16 367,13 360,10 352,8 345,5 338,4 331,2 324,2 317,0 310,0 303,0 296,0 290,0 283,0 276,2 269,2 263,3 256,5 250,8 244,9 237,11 231,13 225,16 219,19 213,23 208,26 202,29 197,32 191,36 180,43 169,51 160,61 149,69 140,79 131,88 122,98 114,109 105,119 98,130 90,140 82,150 75,161 69,172 62,181 56,192 50,202 45,212 34,231 25,249 18,265 11,279 3,299 0,307">
            <text:p/>
          </draw:polygon>
          <draw:polygon draw:style-name="gr5" draw:layer="layout" svg:width="0.6cm" svg:height="0.327cm" svg:x="0.786cm" svg:y="1.357cm" svg:viewBox="0 0 601 328" draw:points="0,24 7,39 14,54 22,68 28,82 36,95 43,108 50,121 57,133 64,145 71,156 78,166 85,177 93,187 99,196 107,206 113,215 120,224 127,232 134,240 141,247 149,254 155,262 163,268 169,273 177,279 184,285 191,289 198,294 205,299 212,303 219,307 226,310 233,313 240,316 248,318 255,320 262,323 268,324 276,326 283,326 290,327 296,328 304,328 310,327 317,326 324,326 330,325 337,324 344,323 350,320 356,318 363,316 369,314 375,311 381,308 386,306 392,302 398,299 404,296 410,292 420,285 430,276 441,268 451,259 460,250 468,241 477,231 486,220 494,211 502,200 510,190 517,179 524,169 531,158 538,148 544,138 550,127 555,118 566,98 575,81 582,65 589,51 597,32 601,24 547,3 545,9 536,28 530,41 523,56 515,72 505,90 500,99 495,108 489,118 483,127 476,137 470,147 464,156 457,166 450,175 442,184 435,193 427,201 419,210 411,217 403,225 395,232 386,239 377,245 373,247 369,250 365,252 360,255 356,257 352,259 347,261 343,262 338,264 334,265 330,267 325,268 321,268 317,269 312,270 307,270 303,270 298,270 294,270 289,270 285,269 280,268 275,267 270,265 265,265 260,262 255,260 250,258 245,255 239,253 234,249 228,246 223,243 218,239 212,234 206,230 200,225 194,219 189,213 183,207 177,201 170,194 164,187 158,179 151,171 145,163 139,154 132,145 126,135 119,125 112,115 106,103 100,92 93,81 86,68 79,55 72,42 65,28 59,14 52,0">
            <text:p/>
          </draw:polygon>
          <draw:polygon draw:style-name="gr5" draw:layer="layout" svg:width="0.599cm" svg:height="0.326cm" svg:x="0.24cm" svg:y="1.055cm" svg:viewBox="0 0 600 327" draw:points="53,323 55,317 63,298 69,285 76,270 84,254 95,237 99,227 105,218 111,208 116,199 123,190 129,179 136,170 143,161 150,152 157,143 165,134 173,125 181,117 189,109 197,102 205,94 214,88 222,82 227,79 230,76 235,75 239,72 244,70 248,68 253,67 257,65 261,63 266,62 270,60 275,59 279,59 283,57 288,57 292,57 297,57 301,57 306,57 310,57 315,58 320,59 325,60 329,62 334,62 340,65 345,67 349,69 354,71 360,75 366,78 371,81 377,84 382,88 388,93 394,97 400,102 405,108 411,113 417,120 423,126 430,133 436,140 442,147 448,156 455,164 461,173 468,182 474,192 480,201 487,212 494,224 500,235 507,246 513,259 520,272 526,285 533,298 540,312 547,327 600,302 592,288 585,273 578,259 571,245 563,232 556,218 549,206 542,193 535,182 528,171 521,161 514,150 507,139 501,130 493,121 487,111 479,103 472,95 465,87 458,80 451,73 445,67 437,59 430,54 423,48 416,42 409,38 402,33 395,28 388,25 381,20 374,17 366,14 360,11 352,9 345,6 338,4 331,3 324,1 317,1 310,0 303,0 297,0 290,0 283,1 276,1 269,2 263,3 256,4 250,6 244,9 237,10 231,14 225,16 219,18 213,22 208,25 202,28 197,31 191,35 180,42 169,50 159,59 150,68 140,76 131,86 122,96 114,106 105,116 97,126 90,137 82,147 75,158 68,168 62,179 56,189 50,199 44,209 34,227 25,245 17,261 11,275 3,294 0,302">
            <text:p/>
          </draw:polygon>
          <draw:polygon draw:style-name="gr5" draw:layer="layout" svg:width="0.055cm" svg:height="0.039cm" svg:x="0.238cm" svg:y="1.357cm" svg:viewBox="0 0 56 40" draw:points="2,0 0,3 0,6 0,9 0,12 0,15 0,18 1,21 2,23 4,26 5,28 7,30 9,32 11,33 13,35 15,36 18,37 21,38 23,39 25,40 28,40 31,40 34,39 37,39 39,37 41,36 44,36 46,33 48,31 51,29 52,27 54,24 56,21">
            <text:p/>
          </draw:polygon>
          <draw:polygon draw:style-name="gr5" draw:layer="layout" svg:width="0.111cm" svg:height="0.078cm" svg:x="0.209cm" svg:y="1.314cm" svg:viewBox="0 0 112 79" draw:points="112,37 110,34 109,31 107,27 105,24 104,22 102,19 100,18 98,15 96,13 93,11 91,10 89,8 84,5 79,3 74,2 69,0 63,0 58,0 53,0 47,1 42,2 37,3 32,6 27,9 23,12 19,15 15,18 12,23 8,27 6,32 4,34 3,37 3,39 2,42 1,45 0,48 0,50 0,53 0,56 0,59 0,62 0,65 1,69 2,72 3,75 4,79">
            <text:p/>
          </draw:polygon>
          <draw:polygon draw:style-name="gr5" draw:layer="layout" svg:width="0.652cm" svg:height="0.367cm" svg:x="0.213cm" svg:y="1.346cm" svg:viewBox="0 0 653 368" draw:points="549,0 543,14 536,28 529,40 523,53 516,66 510,78 503,89 496,100 490,111 484,121 477,130 472,140 465,148 459,157 453,165 447,172 441,180 436,186 430,193 425,199 419,204 413,209 408,214 403,219 398,222 393,227 388,230 382,233 379,236 374,238 370,241 365,243 361,245 357,246 353,248 349,249 346,250 342,251 339,252 335,252 332,252 328,252 324,252 321,252 318,252 315,252 311,252 308,251 304,250 301,249 297,248 294,246 290,245 287,244 284,243 280,241 276,238 273,236 269,234 266,232 258,227 250,221 243,214 235,207 228,201 221,193 213,185 207,177 199,169 193,160 186,151 180,142 174,132 168,123 162,115 156,106 151,96 146,88 137,71 129,55 122,40 116,28 108,10 106,5 0,46 3,55 12,75 19,89 27,106 36,124 46,143 52,153 58,164 64,174 71,185 78,196 86,207 93,218 101,229 110,239 118,251 128,261 137,272 147,281 157,291 168,302 179,310 190,319 202,327 208,331 215,335 221,339 227,342 234,345 241,349 248,351 255,355 262,357 270,359 277,360 284,363 292,364 300,365 308,366 315,366 323,368 332,367 340,366 348,365 356,365 364,363 373,361 381,359 389,357 397,353 405,351 413,347 421,343 429,339 437,334 445,329 453,324 461,318 468,312 476,306 484,299 491,292 499,286 506,278 514,270 521,262 529,252 536,244 543,235 551,225 558,214 565,204 573,193 580,182 587,170 595,159 602,146 609,133 616,120 623,106 631,92 638,78 646,63 653,47">
            <text:p/>
          </draw:polygon>
          <draw:polygon draw:style-name="gr5" draw:layer="layout" svg:width="0.653cm" svg:height="0.367cm" svg:x="0.762cm" svg:y="1.027cm" svg:viewBox="0 0 654 368" draw:points="654,322 650,312 641,292 634,277 626,261 617,243 606,224 600,213 594,203 588,192 582,182 575,171 567,160 559,149 552,138 543,128 534,116 525,106 515,96 506,85 495,75 485,65 474,56 462,48 452,39 445,35 438,31 432,28 426,24 419,21 412,17 405,15 398,12 391,10 384,8 376,5 369,4 361,2 353,1 346,0 338,0 329,0 322,0 313,0 305,0 297,1 289,3 281,5 273,8 264,9 256,12 248,16 240,19 232,24 224,27 216,32 208,37 200,43 193,48 184,54 177,60 169,67 162,74 154,81 147,88 139,96 132,105 124,113 117,122 109,131 102,142 95,152 87,162 80,173 73,184 65,196 58,208 51,220 43,234 36,246 28,259 21,274 14,288 7,304 0,319 103,368 110,353 117,340 124,327 130,313 137,301 143,289 150,277 156,267 163,256 169,246 175,236 181,227 188,218 194,210 200,202 206,194 211,187 217,181 223,174 228,168 234,162 240,157 245,152 250,148 256,144 260,139 265,136 270,134 274,131 279,128 283,125 288,123 292,122 296,120 300,119 304,118 307,116 311,115 315,115 318,115 321,114 325,114 329,114 332,114 335,114 338,115 342,115 345,116 349,117 352,118 356,119 359,120 362,121 366,122 369,125 373,126 377,128 381,131 384,133 388,135 396,140 403,146 411,152 418,159 425,166 432,174 439,182 447,190 454,198 460,208 467,216 473,225 480,234 486,243 491,253 497,262 502,271 507,279 516,296 524,313 531,327 537,340 545,357 547,362">
            <text:p/>
          </draw:polygon>
          <draw:polygon draw:style-name="gr5" draw:layer="layout" svg:width="0.652cm" svg:height="0.367cm" svg:x="1.308cm" svg:y="1.343cm" svg:viewBox="0 0 653 368" draw:points="549,0 542,13 535,27 529,40 523,54 516,66 509,78 503,90 496,100 490,111 484,122 477,131 471,140 465,148 458,157 453,165 447,172 441,180 436,186 430,193 424,199 418,204 413,209 408,215 402,218 397,223 392,226 388,231 383,233 378,236 374,239 370,241 365,244 361,245 357,247 353,248 349,249 345,250 342,252 338,252 334,252 332,253 329,253 325,253 321,253 318,253 315,252 311,252 307,251 304,250 301,249 298,248 294,247 291,246 287,244 284,242 280,241 276,239 272,236 269,234 266,232 258,226 251,221 243,215 236,208 228,201 221,193 214,185 207,177 200,169 193,159 186,151 180,141 174,132 168,123 162,114 156,105 151,96 146,87 137,70 128,54 122,39 116,27 108,10 106,4 0,45 3,54 12,74 19,89 27,105 36,124 46,143 52,154 59,164 64,174 71,185 78,196 86,207 93,217 101,229 110,239 119,250 128,261 137,271 147,282 157,292 168,301 179,310 190,319 201,327 208,332 215,335 221,339 228,342 234,346 241,349 248,352 254,354 261,357 270,359 277,361 284,363 292,364 300,366 307,367 315,367 323,368 332,368 339,367 348,366 356,365 364,364 372,362 381,359 388,357 397,354 405,351 413,348 422,344 429,340 437,334 445,330 453,324 461,319 468,313 476,307 484,300 491,293 498,286 506,279 513,271 521,262 528,254 536,244 543,235 551,225 558,215 565,205 573,193 580,183 587,171 594,159 602,146 609,133 616,120 624,107 631,93 638,78 645,63 653,48">
            <text:p/>
          </draw:polygon>
          <draw:polygon draw:style-name="gr5" draw:layer="layout" svg:width="0.651cm" svg:height="0.366cm" svg:x="1.857cm" svg:y="1.025cm" svg:viewBox="0 0 652 367" draw:points="652,326 648,316 639,296 633,282 625,265 615,246 605,228 599,217 593,206 587,196 580,185 573,174 565,163 558,152 550,141 542,130 533,119 524,108 514,98 504,87 495,77 484,68 473,59 461,50 450,42 443,37 437,33 431,29 425,26 418,23 411,19 404,16 397,14 390,11 383,8 376,7 369,5 361,3 353,2 345,1 337,0 329,0 321,0 313,0 305,1 296,2 288,3 280,5 272,7 264,10 256,12 247,15 240,19 232,23 223,27 216,31 208,36 200,42 192,47 184,53 177,60 169,66 161,73 154,80 146,87 139,95 131,103 124,113 116,121 109,131 101,140 94,151 87,161 80,172 72,183 65,194 58,206 51,220 44,232 36,245 29,259 21,273 14,288 7,302 0,318 103,366 110,352 117,338 123,324 130,312 137,299 143,288 149,276 156,265 162,254 169,245 175,235 181,225 187,217 193,209 199,201 206,193 211,186 217,180 223,173 228,167 234,161 239,157 244,152 249,148 254,143 259,140 264,137 269,133 274,130 278,127 282,125 287,124 291,121 295,120 299,119 302,117 306,116 310,116 313,115 317,115 320,115 324,115 327,115 330,115 333,115 337,115 340,116 344,116 347,117 350,118 354,119 357,121 361,122 364,124 368,125 372,127 375,129 379,132 382,133 386,135 394,141 401,147 408,153 416,160 423,168 430,175 437,183 444,191 451,200 458,209 464,218 471,228 478,237 483,246 489,255 495,265 499,273 505,282 514,299 522,316 529,330 534,342 543,361 545,366 545,367 545,366 545,367">
            <text:p/>
          </draw:polygon>
          <draw:polygon draw:style-name="gr5" draw:layer="layout" svg:width="0.652cm" svg:height="0.367cm" svg:x="2.401cm" svg:y="1.346cm" svg:viewBox="0 0 653 368" draw:points="549,0 542,14 535,28 529,40 522,54 515,66 509,78 503,90 496,100 490,111 484,121 477,131 471,140 465,148 459,157 453,165 447,173 441,180 435,186 429,193 424,199 418,204 413,210 408,215 402,219 397,223 392,228 387,231 383,233 378,236 373,239 369,242 364,244 361,245 356,247 353,249 349,249 346,251 342,251 339,252 335,252 332,253 328,253 325,253 322,253 318,253 315,252 311,252 308,251 305,250 301,249 298,248 294,247 291,245 287,244 284,242 280,241 276,239 273,236 269,234 266,233 258,227 251,221 243,215 236,208 229,201 221,193 214,185 207,177 200,169 193,159 186,151 180,142 174,132 168,124 162,114 156,105 151,96 147,87 137,71 129,55 122,39 116,28 108,10 106,5 0,45 4,55 12,74 19,90 27,106 36,124 46,143 53,154 58,164 65,175 72,185 78,196 86,207 94,218 102,228 111,239 119,250 128,261 137,272 147,282 158,292 168,301 179,310 190,319 201,327 208,331 215,335 221,339 228,342 234,345 241,349 248,352 255,354 262,358 269,359 277,361 284,364 292,365 300,366 308,366 316,367 324,368 331,367 339,367 347,366 355,365 364,364 372,362 380,360 388,358 396,354 404,351 412,348 420,344 429,339 437,335 445,330 453,324 460,319 468,313 476,307 483,300 491,293 498,286 506,278 513,271 521,262 528,253 535,245 543,236 550,225 557,215 565,205 572,193 580,183 587,171 594,159 602,147 609,133 616,120 624,107 631,93 638,78 645,63 653,48">
            <text:p/>
          </draw:polygon>
          <draw:polygon draw:style-name="gr5" draw:layer="layout" svg:width="0.651cm" svg:height="0.367cm" svg:x="2.95cm" svg:y="1.027cm" svg:viewBox="0 0 652 368" draw:points="652,321 648,312 639,291 633,277 625,261 615,243 605,224 599,213 593,202 587,192 580,181 573,171 565,160 558,149 550,138 541,127 533,116 524,105 514,96 504,85 494,75 483,65 472,56 461,48 450,39 443,35 437,31 431,28 424,24 417,21 411,17 403,14 397,12 389,9 382,8 374,5 367,3 359,2 352,1 344,0 336,0 328,0 320,0 312,0 304,0 296,2 288,3 279,5 272,7 263,9 255,13 247,16 239,19 231,23 223,28 215,32 207,37 199,43 192,48 184,54 176,60 169,67 161,74 153,81 146,88 138,96 131,105 124,113 116,122 109,131 101,142 94,152 86,162 79,173 72,184 65,196 58,208 50,220 43,234 36,246 29,260 21,274 14,288 7,304 0,319 103,368 110,353 117,340 123,327 130,313 137,301 143,289 149,277 156,267 162,256 168,245 175,236 181,227 187,218 193,210 199,202 205,194 211,187 217,181 223,174 228,168 234,162 239,157 244,152 249,148 254,144 260,139 265,136 269,134 274,131 278,128 283,125 287,123 291,122 295,120 299,119 302,117 306,116 310,115 313,115 317,115 320,114 324,114 327,114 330,114 334,114 337,115 341,115 344,116 347,116 350,117 354,119 358,120 361,121 364,122 368,125 372,126 375,128 379,130 382,133 386,134 394,139 401,146 408,152 416,159 423,166 430,173 438,181 444,189 451,198 458,207 465,216 471,224 478,234 483,243 489,253 495,261 500,271 505,279 514,296 522,312 529,327 535,338 543,357 545,362">
            <text:p/>
          </draw:polygon>
          <draw:polygon draw:style-name="gr5" draw:layer="layout" svg:width="0.111cm" svg:height="0.078cm" svg:x="3.495cm" svg:y="1.347cm" svg:viewBox="0 0 112 79" draw:points="0,42 0,45 2,48 4,51 5,54 7,56 9,58 11,60 13,63 15,65 17,67 20,69 22,71 25,72 27,73 29,74 32,75 37,77 42,78 48,79 53,79 58,79 64,77 69,76 74,75 79,72 84,70 88,66 92,63 96,60 100,55 103,51 106,46 107,44 108,42 109,39 109,36 110,33 111,31 111,28 112,25 112,22 111,20 111,16 111,13 110,9 109,6 108,3 107,0">
            <text:p/>
          </draw:polygon>
          <draw:polygon draw:style-name="gr6" draw:layer="layout" svg:width="0.055cm" svg:height="0.039cm" svg:x="3.58cm" svg:y="1.343cm" svg:viewBox="0 0 56 40" draw:points="53,40 54,35 55,32 56,29 56,26 55,24 55,21 54,18 52,16 52,13 50,10 48,9 46,7 44,5 42,3 39,2 37,2 34,0 31,0 29,0 26,0 24,0 21,0 18,0 15,1 13,2 11,3 8,5 6,7 4,10 3,12 1,15 0,18">
            <text:p/>
          </draw:polygon>
          <draw:polygon draw:style-name="gr6" draw:layer="layout" svg:width="0.6cm" svg:height="0.327cm" svg:x="3.033cm" svg:y="1.357cm" svg:viewBox="0 0 601 328" draw:points="0,25 7,39 13,54 20,68 28,82 35,95 42,108 49,121 56,132 63,144 70,155 77,166 84,177 92,187 98,196 105,206 112,215 120,224 126,232 134,240 141,247 148,254 155,261 162,267 169,273 175,279 183,285 190,289 197,294 204,299 211,302 219,307 225,310 232,313 239,316 246,318 253,320 260,322 268,324 275,325 282,326 289,326 296,327 303,328 310,327 316,326 323,325 330,325 336,323 343,322 349,320 355,318 361,316 368,314 374,311 380,309 386,306 392,302 397,299 403,296 409,292 419,285 430,277 440,268 450,259 459,250 468,240 477,231 485,221 494,211 502,200 510,190 517,179 524,169 531,158 538,148 544,138 550,128 555,118 566,99 575,82 582,66 589,52 598,33 601,25 547,4 545,9 536,28 530,41 524,56 515,73 505,90 500,99 494,109 489,118 483,127 476,137 470,147 463,156 457,166 449,175 442,184 434,193 427,201 419,210 411,217 403,225 394,232 385,238 376,245 372,248 368,249 364,253 360,254 355,257 351,259 346,261 342,262 338,264 333,265 329,266 324,268 320,268 315,269 311,269 306,270 302,270 297,270 293,269 288,269 283,269 279,268 274,267 269,265 265,264 259,262 254,260 249,257 244,255 238,253 233,249 228,246 222,243 217,238 211,234 205,230 200,224 194,219 188,213 182,208 175,200 170,194 163,187 157,179 151,171 144,163 138,154 132,145 125,135 118,125 112,115 105,103 98,92 92,81 85,68 79,56 72,42 65,28 58,14 51,0">
            <text:p/>
          </draw:polygon>
          <draw:polygon draw:style-name="gr6" draw:layer="layout" svg:width="0.6cm" svg:height="0.327cm" svg:x="2.484cm" svg:y="1.055cm" svg:viewBox="0 0 601 328" draw:points="53,324 55,318 64,299 70,286 77,271 85,255 95,237 100,228 106,219 111,209 117,200 123,190 130,180 137,171 143,161 151,153 158,143 165,134 174,126 181,118 189,110 198,102 206,95 215,89 224,83 227,79 232,77 236,75 241,72 245,70 249,68 254,67 258,65 263,63 267,62 271,60 275,59 280,59 284,57 289,57 293,57 297,57 303,57 307,57 311,57 316,59 321,59 326,60 331,62 336,63 341,65 345,67 351,69 356,71 362,75 367,78 372,81 378,85 383,89 389,93 395,97 401,102 406,108 412,114 418,120 424,126 430,134 437,140 443,148 449,156 456,164 462,173 469,182 475,192 481,202 488,213 495,224 502,235 508,246 515,259 522,272 528,285 535,299 542,312 549,328 601,302 593,288 586,273 579,259 572,245 565,232 558,219 551,206 544,193 537,182 530,171 522,161 515,150 508,139 502,131 495,121 488,111 480,103 473,95 466,87 459,80 452,73 445,65 438,59 432,54 424,48 417,43 410,38 403,33 396,28 389,25 381,20 375,17 367,14 360,11 353,9 346,6 339,4 332,3 325,1 318,1 311,0 304,0 297,0 290,0 283,1 277,1 270,2 264,3 258,5 251,7 245,9 239,11 233,14 226,16 220,18 215,22 209,25 203,28 197,31 192,35 181,42 171,50 161,59 150,68 141,77 132,86 123,96 115,107 106,116 98,127 90,137 83,148 76,158 69,168 62,179 56,190 50,200 45,209 34,228 25,246 18,262 11,275 2,295 0,304">
            <text:p/>
          </draw:polygon>
          <draw:polygon draw:style-name="gr6" draw:layer="layout" svg:width="0.6cm" svg:height="0.327cm" svg:x="1.937cm" svg:y="1.355cm" svg:viewBox="0 0 601 328" draw:points="0,24 7,39 14,54 21,68 28,82 35,95 42,108 50,121 57,134 64,145 71,156 78,166 85,176 92,187 99,196 106,206 113,215 120,224 127,232 134,240 141,247 148,254 155,261 162,267 169,273 176,279 183,284 190,289 197,294 205,299 212,303 219,307 225,310 233,313 240,316 247,319 254,321 261,322 269,324 275,325 283,326 289,327 297,328 303,328 310,328 316,326 323,325 330,325 337,324 343,322 349,320 356,319 362,316 368,313 374,312 380,309 386,305 392,302 397,299 403,296 409,292 419,284 429,276 440,268 449,259 459,250 469,240 477,230 485,220 494,211 502,200 510,190 517,179 524,169 531,158 538,148 543,137 549,128 555,118 565,99 574,81 582,65 588,51 597,31 601,23 547,3 545,9 536,28 530,41 523,55 515,72 505,90 500,99 494,108 488,118 483,127 477,137 470,147 463,156 456,166 449,174 441,184 434,193 426,202 418,210 410,217 402,225 393,232 385,238 376,244 372,247 368,250 364,252 359,255 355,256 351,259 346,260 342,262 338,264 333,265 329,267 325,267 320,268 316,269 312,270 307,270 303,270 298,270 293,270 289,269 284,268 279,268 275,267 270,265 264,264 260,262 255,260 249,258 244,256 239,252 234,249 228,246 223,242 217,238 212,234 206,230 200,225 194,219 188,213 182,207 176,201 170,194 163,187 157,179 151,171 145,162 138,154 132,145 126,135 119,125 112,115 106,103 99,92 92,81 86,68 79,55 73,42 65,28 58,14 52,0">
            <text:p/>
          </draw:polygon>
          <draw:polygon draw:style-name="gr6" draw:layer="layout" svg:width="0.599cm" svg:height="0.327cm" svg:x="1.391cm" svg:y="1.054cm" svg:viewBox="0 0 600 328" draw:points="53,328 55,321 63,302 70,289 76,274 85,257 94,240 100,231 105,221 111,212 117,202 123,192 129,183 136,172 143,164 150,154 158,145 166,135 173,127 181,119 188,111 197,103 205,96 214,90 223,83 227,80 231,78 236,75 240,73 245,71 249,69 253,67 257,65 262,63 266,62 271,61 275,60 279,59 284,58 288,58 293,57 298,57 302,57 307,57 311,58 316,58 321,59 325,60 330,61 335,63 340,64 345,66 350,69 355,71 360,74 366,77 371,80 376,84 382,87 388,93 394,96 399,101 405,107 411,112 417,119 423,125 429,132 436,140 442,147 448,154 454,163 461,172 467,180 474,191 480,201 487,211 493,222 500,233 507,245 514,257 520,270 527,283 534,297 540,311 547,325 600,301 592,286 585,271 578,257 571,244 563,230 557,217 550,204 543,193 535,180 529,169 521,159 514,148 507,138 500,130 493,119 486,111 479,102 473,94 465,87 458,79 451,71 444,65 437,58 430,53 423,48 416,42 408,37 402,32 395,27 388,24 380,19 374,16 366,13 360,10 352,8 346,5 338,4 331,2 324,2 317,0 310,0 303,0 296,0 290,0 283,0 276,2 270,2 263,4 256,5 250,8 244,9 237,11 231,14 225,16 219,19 214,23 208,26 202,29 196,32 190,36 180,43 170,51 159,61 150,69 140,79 131,88 122,98 113,109 105,119 97,130 90,140 82,150 76,161 69,172 62,181 56,192 50,202 45,212 34,231 25,249 17,265 11,279 2,299 0,307">
            <text:p/>
          </draw:polygon>
          <draw:polygon draw:style-name="gr6" draw:layer="layout" svg:width="0.6cm" svg:height="0.327cm" svg:x="0.844cm" svg:y="1.357cm" svg:viewBox="0 0 601 328" draw:points="0,25 7,39 14,54 21,68 28,82 36,95 43,108 50,121 57,133 64,145 71,156 78,166 85,177 92,187 99,196 106,206 113,215 120,224 127,232 134,240 141,247 148,254 155,262 162,268 169,273 176,279 183,285 190,289 198,294 205,299 212,303 219,307 226,310 233,313 240,316 247,318 254,320 261,323 269,324 275,326 283,326 290,327 297,328 303,328 310,327 317,327 324,326 330,325 337,324 344,323 350,320 356,318 362,316 368,314 375,311 380,308 386,306 392,302 398,299 403,296 409,292 419,285 430,277 440,268 449,259 459,250 469,241 477,231 485,220 494,211 502,201 510,190 517,179 524,169 531,158 537,148 543,138 549,127 555,118 565,98 574,81 581,65 588,52 597,32 601,24 547,3 544,9 536,28 530,41 523,56 514,73 505,90 500,99 494,108 488,118 483,127 477,137 470,147 463,156 456,166 449,175 441,185 434,193 426,201 418,210 410,217 403,225 394,232 386,239 377,245 373,248 369,250 364,252 360,255 356,257 352,259 347,261 342,262 338,264 334,265 329,267 325,268 321,268 316,269 311,270 307,270 303,270 298,270 294,270 289,270 284,269 279,268 275,267 270,265 265,265 260,262 255,260 249,258 245,255 239,253 234,250 228,246 223,243 217,239 212,234 206,230 200,225 194,219 188,213 182,207 176,201 170,194 164,187 158,179 151,171 145,163 138,154 132,145 126,135 119,125 112,115 106,103 99,92 92,81 86,68 79,56 73,42 66,28 58,14 52,0">
            <text:p/>
          </draw:polygon>
          <draw:polygon draw:style-name="gr6" draw:layer="layout" svg:width="0.599cm" svg:height="0.327cm" svg:x="0.297cm" svg:y="1.055cm" svg:viewBox="0 0 600 328" draw:points="53,323 55,317 64,299 70,285 76,270 85,254 95,237 100,228 105,219 111,209 117,200 123,190 129,180 136,171 143,161 150,152 158,143 165,134 173,125 181,117 189,110 197,102 205,94 214,88 222,82 227,79 231,77 235,75 240,72 244,70 249,68 252,67 257,65 261,63 266,62 270,60 275,59 279,59 283,57 288,57 292,57 297,57 302,57 306,57 311,57 315,58 320,59 325,60 330,62 335,63 340,65 345,67 350,69 355,71 360,75 366,78 371,81 376,85 382,88 388,93 393,97 400,102 405,108 412,114 417,120 423,126 429,134 436,140 442,148 448,156 454,164 460,173 467,182 473,192 480,202 486,213 493,224 500,235 507,246 513,259 520,272 527,285 534,299 541,312 547,328 600,302 592,288 585,273 578,259 571,245 563,232 556,219 549,206 542,193 535,182 528,171 521,161 514,150 507,139 500,131 493,121 486,111 479,103 472,95 465,87 458,80 451,73 444,67 437,59 430,54 423,48 416,42 409,38 402,33 395,28 388,25 381,20 374,17 367,14 360,11 353,9 345,6 338,4 331,3 324,1 317,1 311,0 303,0 297,0 290,0 283,1 276,1 270,2 263,3 257,4 250,6 244,9 238,11 232,14 226,16 219,18 213,22 208,25 202,28 196,31 190,35 180,42 170,50 159,59 150,68 140,77 131,86 123,96 114,106 106,116 98,126 89,137 83,148 76,158 69,168 62,179 56,189 50,199 45,209 34,228 25,245 17,261 11,275 2,295 0,302">
            <text:p/>
          </draw:polygon>
          <draw:polygon draw:style-name="gr6" draw:layer="layout" svg:width="0.056cm" svg:height="0.039cm" svg:x="0.295cm" svg:y="1.357cm" svg:viewBox="0 0 57 40" draw:points="2,0 1,3 0,6 0,9 0,12 0,15 1,18 2,21 3,23 4,26 6,28 7,30 9,32 12,33 14,35 16,36 19,37 21,38 24,39 27,40 29,40 32,40 35,39 38,39 40,37 42,36 45,36 47,33 50,32 51,29 53,27 55,24 57,21">
            <text:p/>
          </draw:polygon>
          <draw:polygon draw:style-name="gr6" draw:layer="layout" svg:width="0.111cm" svg:height="0.078cm" svg:x="0.266cm" svg:y="1.314cm" svg:viewBox="0 0 112 79" draw:points="112,37 110,34 109,31 107,27 105,24 104,22 102,19 99,18 98,15 96,13 93,11 91,10 89,8 84,5 79,3 74,2 69,0 63,0 58,0 52,0 48,1 42,2 37,3 32,6 27,9 23,12 18,15 15,18 11,23 8,27 5,32 4,34 3,37 2,39 1,42 0,45 0,48 0,50 0,53 0,56 0,59 0,62 0,65 1,69 2,72 3,75 4,79">
            <text:p/>
          </draw:polygon>
          <draw:polygon draw:style-name="gr6" draw:layer="layout" svg:width="0.653cm" svg:height="0.367cm" svg:x="0.27cm" svg:y="1.346cm" svg:viewBox="0 0 654 368" draw:points="549,0 543,14 536,28 530,40 523,53 516,66 509,78 502,89 496,100 491,111 484,121 478,130 471,140 465,148 460,157 454,165 447,172 441,180 436,186 430,193 424,199 419,204 414,209 408,214 403,219 398,222 393,227 388,230 384,233 378,236 374,238 370,241 365,244 361,245 357,246 353,248 349,249 346,250 342,251 339,252 335,252 332,252 329,252 325,252 322,252 318,252 315,252 311,252 308,251 305,250 301,249 298,248 294,246 291,245 287,244 284,243 280,241 276,238 273,236 269,234 266,232 258,227 251,221 243,214 236,207 229,201 221,193 214,185 207,177 200,169 193,160 186,151 180,142 174,132 168,123 162,115 156,106 151,96 147,88 137,71 129,55 122,40 116,28 108,10 106,5 0,46 3,55 12,75 19,89 27,106 36,124 46,143 52,153 58,164 65,174 72,185 78,196 86,207 94,218 102,229 110,239 119,251 129,261 137,271 147,281 158,291 168,302 179,310 190,319 202,327 209,331 215,335 221,339 228,342 235,345 241,349 248,351 255,355 262,357 269,359 277,360 285,363 292,364 300,365 308,366 316,366 324,368 331,367 340,366 348,365 356,365 364,363 372,361 381,359 389,357 396,353 405,351 414,347 421,343 429,339 437,334 446,329 453,324 461,318 468,312 477,306 484,299 491,292 499,286 506,278 514,270 522,262 528,252 536,244 543,235 550,225 558,214 565,204 573,193 580,182 587,171 595,159 602,146 609,134 617,120 624,106 631,92 639,78 646,63 654,47">
            <text:p/>
          </draw:polygon>
          <draw:polygon draw:style-name="gr6" draw:layer="layout" svg:width="0.653cm" svg:height="0.367cm" svg:x="0.819cm" svg:y="1.027cm" svg:viewBox="0 0 654 368" draw:points="654,322 650,312 642,292 634,277 626,261 617,243 606,224 600,213 595,203 588,192 582,182 575,171 567,160 559,149 552,138 543,128 534,116 525,106 516,96 506,85 496,75 485,65 473,56 462,48 451,39 444,35 438,31 432,28 425,24 419,21 412,17 405,15 398,12 391,10 384,8 377,5 369,4 361,2 353,1 346,0 338,0 329,0 322,0 314,0 305,0 297,2 289,3 281,5 272,8 264,9 256,13 248,16 240,19 232,24 224,27 216,32 208,37 200,43 192,48 185,54 177,60 169,67 162,74 154,81 146,88 139,96 132,105 124,113 116,122 109,131 102,142 94,152 87,162 80,173 73,184 66,196 58,208 51,220 43,234 36,246 29,260 22,274 14,289 7,304 0,319 104,368 110,353 117,340 124,327 130,313 137,301 143,289 149,277 156,267 163,256 169,246 175,236 182,227 188,218 194,210 200,202 206,194 211,187 217,181 223,174 229,168 234,162 239,157 245,152 250,149 256,144 260,140 265,136 270,134 274,131 279,128 284,126 288,123 292,122 296,120 300,119 304,118 307,116 311,116 315,115 318,115 322,114 325,114 328,114 332,114 335,114 339,115 342,115 346,116 349,117 352,118 356,119 359,120 363,121 366,122 370,125 373,126 377,128 380,131 384,133 387,135 395,140 403,146 411,152 418,159 425,166 432,174 439,182 447,190 453,198 460,208 466,216 473,225 479,234 485,244 491,253 497,262 502,271 507,279 516,296 525,313 532,328 537,340 545,357 547,363">
            <text:p/>
          </draw:polygon>
          <draw:polygon draw:style-name="gr6" draw:layer="layout" svg:width="0.652cm" svg:height="0.367cm" svg:x="1.366cm" svg:y="1.343cm" svg:viewBox="0 0 653 368" draw:points="548,0 542,13 535,27 528,40 522,54 515,66 509,78 502,90 496,100 490,111 483,122 476,131 470,140 465,148 459,157 452,165 446,172 440,180 434,186 429,193 423,199 418,204 413,209 407,215 402,219 397,223 392,227 387,231 383,233 378,236 374,239 369,241 365,244 361,245 357,247 353,248 349,249 345,250 341,252 338,252 335,252 331,253 328,253 324,253 321,253 318,253 314,252 311,252 307,251 304,250 301,249 297,248 294,247 291,246 287,244 283,242 280,241 276,239 273,236 269,234 266,233 258,226 250,221 243,215 235,208 228,201 221,193 213,185 206,177 199,169 193,159 187,151 180,141 173,132 168,123 162,114 156,105 151,96 147,87 137,71 128,54 122,39 116,27 108,10 106,4 0,45 3,54 11,74 18,89 27,105 36,124 46,143 52,154 58,164 64,174 71,185 78,196 86,207 94,217 101,229 110,239 119,250 128,261 137,271 147,282 157,292 168,301 179,310 190,319 201,327 208,332 214,336 221,339 227,342 234,346 241,349 248,352 255,354 261,357 269,359 277,361 284,363 292,364 299,366 307,367 315,367 323,368 331,368 339,367 347,366 355,365 364,364 372,362 381,360 388,357 396,354 404,351 412,348 420,344 428,339 436,334 444,330 452,324 460,319 468,313 476,307 483,300 490,293 498,286 506,279 513,271 521,262 528,254 535,245 543,235 550,225 558,215 565,205 572,193 579,183 586,171 594,159 601,146 608,133 616,120 623,107 630,93 638,78 645,63 653,48">
            <text:p/>
          </draw:polygon>
          <draw:polygon draw:style-name="gr6" draw:layer="layout" svg:width="0.651cm" svg:height="0.366cm" svg:x="1.914cm" svg:y="1.025cm" svg:viewBox="0 0 652 367" draw:points="652,326 649,316 640,296 633,282 625,265 615,246 605,228 599,217 593,206 587,196 580,185 573,175 566,163 558,152 550,141 542,130 533,119 524,108 515,98 505,87 495,77 484,68 473,59 462,50 450,42 444,37 438,33 431,30 425,26 418,23 411,19 405,16 398,14 391,11 383,8 376,7 369,5 361,3 353,2 345,1 337,0 330,0 322,0 314,0 305,1 297,2 289,3 281,5 273,7 264,10 256,12 248,15 240,19 232,23 224,27 216,31 208,36 200,42 193,47 184,53 177,60 169,66 162,73 154,80 146,87 139,95 131,104 124,113 117,121 109,131 102,140 95,151 88,161 80,172 73,183 66,194 58,206 51,220 44,232 36,245 29,259 22,273 14,288 7,302 0,318 104,366 110,352 117,338 123,324 130,312 137,299 143,288 150,276 156,265 162,254 169,245 175,235 181,225 188,217 193,209 200,201 206,193 212,186 217,180 223,173 229,167 234,161 239,157 245,152 250,148 255,143 260,140 265,137 269,133 274,130 278,127 283,125 287,124 291,121 295,120 299,119 303,117 307,116 310,116 314,115 317,115 321,115 324,115 328,115 331,115 334,115 337,115 340,116 344,116 347,117 350,118 354,120 357,121 361,122 364,124 368,125 372,127 375,129 379,132 383,133 386,135 394,141 401,147 408,153 416,160 423,168 430,175 438,183 445,191 452,200 458,209 465,218 472,228 478,237 484,246 489,255 495,265 500,273 505,282 514,300 523,316 530,330 535,342 543,361 545,366 545,367 545,366 545,367">
            <text:p/>
          </draw:polygon>
          <draw:polygon draw:style-name="gr6" draw:layer="layout" svg:width="0.652cm" svg:height="0.367cm" svg:x="2.459cm" svg:y="1.346cm" svg:viewBox="0 0 653 368" draw:points="548,0 542,14 536,28 529,40 522,54 515,66 509,78 502,90 496,100 490,111 483,121 477,131 471,140 465,148 458,157 453,165 446,173 441,180 435,186 429,193 423,199 418,204 413,210 408,215 402,219 397,223 392,228 387,231 382,233 378,236 374,239 369,242 365,244 360,245 357,247 353,249 349,249 345,251 342,251 337,252 334,252 331,253 327,253 324,253 320,253 318,253 314,252 311,252 307,251 304,250 300,249 297,249 294,247 290,245 287,244 283,242 280,241 276,239 273,236 269,234 266,233 258,228 250,221 243,215 236,208 228,201 221,193 213,185 206,177 199,169 193,159 186,151 180,142 174,132 168,124 162,114 156,105 151,96 147,88 137,71 129,55 122,40 116,28 109,10 106,5 0,45 3,55 12,74 19,90 26,106 36,124 46,143 52,154 58,164 64,175 71,185 78,196 86,207 93,218 101,229 110,239 119,250 127,261 137,272 147,282 157,292 168,301 179,310 190,319 202,327 208,331 214,335 221,339 227,342 234,345 241,350 247,352 255,354 261,358 269,359 276,361 284,364 292,365 299,366 307,367 315,367 323,368 330,367 339,367 347,366 355,365 363,364 372,362 380,360 388,358 396,354 405,351 413,348 420,344 428,339 436,335 444,330 452,325 460,319 468,313 475,307 483,300 491,293 498,286 506,279 513,271 521,262 528,253 536,245 543,236 551,225 558,215 565,205 573,193 579,183 587,171 594,159 602,147 609,134 616,120 623,107 631,93 638,79 645,63 653,48">
            <text:p/>
          </draw:polygon>
          <draw:polygon draw:style-name="gr6" draw:layer="layout" svg:width="0.651cm" svg:height="0.367cm" svg:x="3.007cm" svg:y="1.027cm" svg:viewBox="0 0 652 368" draw:points="652,321 649,312 640,292 633,277 625,261 616,243 606,224 599,213 593,202 587,192 580,181 573,171 566,160 558,149 550,138 541,127 533,116 524,106 514,96 505,85 494,75 484,65 472,56 461,48 450,39 444,35 437,31 431,28 425,24 417,21 411,17 404,14 397,12 390,9 383,8 375,5 368,3 360,2 352,1 344,0 337,0 328,0 321,0 313,0 305,0 296,2 288,3 280,5 272,7 263,9 255,13 247,16 239,19 231,23 223,28 215,32 207,37 200,43 192,48 184,54 176,60 169,67 161,74 154,81 146,88 139,96 131,105 124,113 117,122 109,131 102,142 95,152 87,162 80,173 72,184 65,196 58,208 51,220 44,234 36,246 29,260 22,274 14,289 7,304 0,319 103,368 110,353 117,340 123,327 130,313 137,301 143,289 150,277 156,267 162,256 169,245 175,236 181,227 187,218 193,210 199,202 206,194 211,187 218,181 223,174 229,168 234,162 239,157 244,152 250,148 254,144 260,139 265,136 269,134 274,131 278,128 283,125 287,123 291,122 295,120 299,119 303,117 307,116 310,115 314,115 317,115 321,114 324,114 328,114 331,114 334,114 338,115 341,115 344,116 347,117 351,117 355,119 358,120 361,121 365,122 369,125 372,126 375,128 379,130 383,133 386,134 394,139 401,146 408,152 416,159 424,166 431,173 438,181 445,190 452,198 459,207 465,216 472,224 478,234 484,243 490,253 495,261 500,271 505,279 514,296 523,312 530,327 536,338 543,357 545,362">
            <text:p/>
          </draw:polygon>
          <draw:polygon draw:style-name="gr6" draw:layer="layout" svg:width="0.111cm" svg:height="0.078cm" svg:x="3.553cm" svg:y="1.347cm" svg:viewBox="0 0 112 79" draw:points="0,42 1,45 3,48 4,51 6,54 7,56 9,59 11,61 13,63 15,65 18,68 20,69 22,71 24,72 27,73 30,74 32,75 37,77 42,78 48,79 53,79 58,79 64,78 69,76 74,75 79,73 84,70 88,67 93,63 96,60 100,55 103,51 106,46 107,44 108,42 109,39 110,36 111,34 111,31 112,28 112,25 112,22 112,20 112,16 111,13 110,9 109,6 108,3 107,0">
            <text:p/>
          </draw:polygon>
          <draw:polygon draw:style-name="gr5" draw:layer="layout" svg:width="0.055cm" svg:height="0.039cm" svg:x="3.522cm" svg:y="1.343cm" svg:viewBox="0 0 56 40" draw:points="53,40 55,35 56,32 56,29 56,26 56,24 55,21 54,18 53,16 52,13 50,10 48,9 46,7 44,5 42,3 40,2 37,2 34,0 31,0 29,0 26,0 24,0 21,0 18,0 16,1 13,2 11,3 9,5 6,7 4,10 3,12 1,15 0,18">
            <text:p/>
          </draw:polygon>
          <draw:polygon draw:style-name="gr5" draw:layer="layout" svg:width="0.6cm" svg:height="0.327cm" svg:x="2.975cm" svg:y="1.357cm" svg:viewBox="0 0 601 328" draw:points="0,24 7,39 14,54 21,68 28,82 35,95 42,108 50,121 57,132 64,144 71,155 78,166 85,177 92,187 99,196 106,206 113,214 120,224 127,232 134,240 141,246 148,254 155,261 162,267 169,273 176,279 183,285 190,289 197,294 205,299 212,302 219,307 226,310 233,313 240,316 247,318 254,320 261,322 268,324 275,325 282,326 289,326 296,327 303,328 309,327 316,326 323,325 330,325 337,323 342,322 349,320 356,318 362,316 368,314 374,311 380,309 386,306 392,302 397,299 403,296 409,292 419,285 430,277 440,268 449,259 459,250 469,240 477,231 486,221 494,211 502,200 510,190 517,179 524,169 531,158 538,148 544,138 550,128 556,118 565,99 574,82 582,66 589,52 597,33 601,25 547,4 544,9 536,28 531,41 523,56 515,73 505,90 500,99 495,109 489,118 483,127 477,137 470,147 463,156 457,166 449,175 442,184 434,193 426,201 418,210 410,217 402,225 394,232 386,238 377,245 373,248 368,249 364,253 360,254 355,257 351,259 347,261 342,262 338,264 333,265 329,266 325,267 320,268 316,269 311,269 307,270 302,270 298,270 293,269 288,269 284,269 279,268 275,267 270,265 265,264 260,262 255,260 249,257 244,255 239,253 233,249 228,246 223,243 217,238 212,234 206,229 200,224 194,219 188,213 182,207 176,200 170,194 164,187 158,179 151,171 145,163 138,154 132,144 125,135 119,125 112,115 106,103 99,92 92,81 86,68 78,55 72,42 65,28 58,14 52,0">
            <text:p/>
          </draw:polygon>
          <draw:polygon draw:style-name="gr5" draw:layer="layout" svg:width="0.601cm" svg:height="0.326cm" svg:x="2.426cm" svg:y="1.055cm" svg:viewBox="0 0 602 327" draw:points="53,323 56,317 64,299 70,286 77,271 85,255 95,237 100,228 106,218 112,209 118,200 123,190 130,180 137,171 144,161 151,153 159,143 166,134 174,126 182,118 190,110 198,102 207,95 215,88 224,83 228,79 232,77 237,75 241,72 245,70 250,68 254,67 259,65 263,63 267,62 272,60 276,59 281,59 285,57 290,57 294,57 298,57 303,57 308,57 313,57 317,59 322,59 326,60 331,62 336,63 341,65 346,67 351,69 356,71 362,75 367,78 373,81 378,85 384,88 390,93 395,97 401,102 407,108 413,113 419,120 425,126 431,133 437,140 444,147 450,156 456,164 463,173 469,182 475,192 482,201 489,212 495,224 502,235 509,246 515,259 522,272 529,285 535,298 542,312 549,327 602,302 594,288 587,273 580,259 573,245 566,232 559,218 552,206 545,193 537,182 530,171 523,161 516,150 509,139 502,130 495,121 488,111 481,103 474,95 467,87 460,79 453,73 446,65 438,59 432,54 424,48 418,42 410,38 403,33 397,28 390,24 382,20 375,17 368,14 361,11 354,9 347,6 339,4 332,3 326,1 319,1 312,0 305,0 298,0 291,0 284,1 278,1 271,2 264,3 258,5 252,7 245,9 239,11 233,14 227,16 221,18 215,22 209,25 204,28 198,31 192,35 182,42 171,50 161,59 151,68 142,76 132,86 123,96 115,107 106,116 98,127 91,137 83,147 76,158 70,168 63,179 57,190 51,199 45,209 35,228 26,246 18,261 12,275 3,295 0,304">
            <text:p/>
          </draw:polygon>
          <draw:polygon draw:style-name="gr5" draw:layer="layout" svg:width="0.599cm" svg:height="0.327cm" svg:x="1.88cm" svg:y="1.355cm" svg:viewBox="0 0 600 328" draw:points="0,24 7,39 14,54 21,68 28,82 35,95 42,108 49,121 56,134 63,145 70,156 77,166 84,176 92,187 99,196 106,206 113,215 119,224 126,232 134,240 141,247 148,254 155,261 162,267 169,273 176,279 183,284 190,289 197,294 204,299 211,302 218,307 225,310 232,313 239,316 246,319 254,320 261,322 268,324 275,325 282,326 289,327 296,328 303,328 309,328 316,326 323,325 330,325 336,323 342,322 349,320 356,318 362,316 368,313 373,312 379,309 385,305 391,302 397,299 403,296 408,291 419,284 429,276 439,268 449,259 458,250 468,240 476,230 485,220 493,211 501,200 509,190 516,179 523,169 530,158 537,148 543,137 549,128 555,118 565,99 574,81 581,65 588,51 597,31 600,23 546,3 544,9 536,28 529,41 522,55 514,72 504,90 499,99 494,108 488,118 482,127 476,137 470,147 463,156 456,166 448,174 441,184 434,193 426,201 418,210 410,217 402,225 393,232 385,238 376,244 372,247 368,250 364,252 359,255 355,256 350,259 347,260 342,262 338,264 333,265 329,267 324,267 320,268 316,269 311,270 307,270 302,270 297,270 293,270 288,269 284,268 279,268 274,267 269,265 264,264 259,262 255,260 249,258 244,256 239,252 233,249 228,246 223,242 217,238 211,234 206,230 200,225 194,219 187,213 182,207 176,201 169,193 163,187 157,179 151,171 145,162 138,154 131,145 125,135 118,125 112,115 106,103 99,92 92,81 85,68 78,55 72,42 65,28 58,14 51,0">
            <text:p/>
          </draw:polygon>
          <draw:polygon draw:style-name="gr5" draw:layer="layout" svg:width="0.599cm" svg:height="0.327cm" svg:x="1.333cm" svg:y="1.054cm" svg:viewBox="0 0 600 328" draw:points="53,328 55,321 64,302 69,289 76,274 85,257 95,240 100,231 105,221 111,212 117,202 123,192 129,183 136,172 143,164 151,154 158,145 166,135 173,127 181,119 189,111 197,103 206,96 214,90 223,83 227,80 231,78 236,75 240,73 245,71 249,69 253,67 258,65 261,63 266,62 270,61 276,60 279,59 284,58 289,58 293,57 298,57 302,57 307,57 311,58 316,58 321,59 325,60 330,61 335,63 340,64 345,66 350,69 355,71 361,74 366,77 371,80 377,84 383,87 388,93 394,96 400,101 406,107 411,112 417,119 423,125 429,132 435,139 442,147 448,154 455,163 461,172 467,180 473,191 480,201 487,211 493,222 500,233 507,245 514,257 520,270 527,283 534,297 540,311 548,325 600,301 592,286 585,271 578,257 571,244 563,230 557,217 549,204 542,193 535,180 528,169 521,159 514,148 507,138 501,130 493,119 486,111 478,102 472,94 465,87 458,79 451,71 445,65 437,58 430,53 423,48 416,42 409,37 402,32 395,27 388,24 381,19 374,16 367,13 360,10 352,8 345,5 338,4 331,2 324,2 317,0 310,0 303,0 296,0 290,0 283,0 276,2 269,2 263,3 256,5 250,8 244,9 237,11 231,13 225,16 219,19 213,23 208,26 202,29 197,32 191,36 180,43 169,51 160,61 149,69 140,79 131,88 122,98 114,109 105,119 98,130 90,140 82,150 75,161 69,172 62,181 56,192 50,202 45,212 34,231 25,249 18,265 11,279 3,299 0,307">
            <text:p/>
          </draw:polygon>
          <draw:polygon draw:style-name="gr5" draw:layer="layout" svg:width="0.6cm" svg:height="0.327cm" svg:x="0.786cm" svg:y="1.357cm" svg:viewBox="0 0 601 328" draw:points="0,24 7,39 14,54 22,68 28,82 36,95 43,108 50,121 57,133 64,145 71,156 78,166 85,177 93,187 99,196 107,206 113,215 120,224 127,232 134,240 141,247 149,254 155,262 163,268 169,273 177,279 184,285 191,289 198,294 205,299 212,303 219,307 226,310 233,313 240,316 248,318 255,320 262,323 268,324 276,326 283,326 290,327 296,328 304,328 310,327 317,326 324,326 330,325 337,324 344,323 350,320 356,318 363,316 369,314 375,311 381,308 386,306 392,302 398,299 404,296 410,292 420,285 430,276 441,268 451,259 460,250 468,241 477,231 486,220 494,211 502,200 510,190 517,179 524,169 531,158 538,148 544,138 550,127 555,118 566,98 575,81 582,65 589,51 597,32 601,24 547,3 545,9 536,28 530,41 523,56 515,72 505,90 500,99 495,108 489,118 483,127 476,137 470,147 464,156 457,166 450,175 442,184 435,193 427,201 419,210 411,217 403,225 395,232 386,239 377,245 373,247 369,250 365,252 360,255 356,257 352,259 347,261 343,262 338,264 334,265 330,267 325,268 321,268 317,269 312,270 307,270 303,270 298,270 294,270 289,270 285,269 280,268 275,267 270,265 265,265 260,262 255,260 250,258 245,255 239,253 234,249 228,246 223,243 218,239 212,234 206,230 200,225 194,219 189,213 183,207 177,201 170,194 164,187 158,179 151,171 145,163 139,154 132,145 126,135 119,125 112,115 106,103 100,92 93,81 86,68 79,55 72,42 65,28 59,14 52,0">
            <text:p/>
          </draw:polygon>
          <draw:polygon draw:style-name="gr5" draw:layer="layout" svg:width="0.599cm" svg:height="0.326cm" svg:x="0.24cm" svg:y="1.055cm" svg:viewBox="0 0 600 327" draw:points="53,323 55,317 63,298 69,285 76,270 84,254 95,237 99,227 105,218 111,208 116,199 123,190 129,179 136,170 143,161 150,152 157,143 165,134 173,125 181,117 189,109 197,102 205,94 214,88 222,82 227,79 230,76 235,75 239,72 244,70 248,68 253,67 257,65 261,63 266,62 270,60 275,59 279,59 283,57 288,57 292,57 297,57 301,57 306,57 310,57 315,58 320,59 325,60 329,62 334,62 340,65 345,67 349,69 354,71 360,75 366,78 371,81 377,84 382,88 388,93 394,97 400,102 405,108 411,113 417,120 423,126 430,133 436,140 442,147 448,156 455,164 461,173 468,182 474,192 480,201 487,212 494,224 500,235 507,246 513,259 520,272 526,285 533,298 540,312 547,327 600,302 592,288 585,273 578,259 571,245 563,232 556,218 549,206 542,193 535,182 528,171 521,161 514,150 507,139 501,130 493,121 487,111 479,103 472,95 465,87 458,80 451,73 445,67 437,59 430,54 423,48 416,42 409,38 402,33 395,28 388,25 381,20 374,17 366,14 360,11 352,9 345,6 338,4 331,3 324,1 317,1 310,0 303,0 297,0 290,0 283,1 276,1 269,2 263,3 256,4 250,6 244,9 237,10 231,14 225,16 219,18 213,22 208,25 202,28 197,31 191,35 180,42 169,50 159,59 150,68 140,76 131,86 122,96 114,106 105,116 97,126 90,137 82,147 75,158 68,168 62,179 56,189 50,199 44,209 34,227 25,245 17,261 11,275 3,294 0,302">
            <text:p/>
          </draw:polygon>
          <draw:polygon draw:style-name="gr5" draw:layer="layout" svg:width="0.055cm" svg:height="0.039cm" svg:x="0.238cm" svg:y="1.357cm" svg:viewBox="0 0 56 40" draw:points="2,0 0,3 0,6 0,9 0,12 0,15 0,18 1,21 2,23 4,26 5,28 7,30 9,32 11,33 13,35 15,36 18,37 21,38 23,39 25,40 28,40 31,40 34,39 37,39 39,37 41,36 44,36 46,33 48,31 51,29 52,27 54,24 56,21">
            <text:p/>
          </draw:polygon>
          <draw:polygon draw:style-name="gr5" draw:layer="layout" svg:width="0.111cm" svg:height="0.078cm" svg:x="0.209cm" svg:y="1.314cm" svg:viewBox="0 0 112 79" draw:points="112,37 110,34 109,31 107,27 105,24 104,22 102,19 100,18 98,15 96,13 93,11 91,10 89,8 84,5 79,3 74,2 69,0 63,0 58,0 53,0 47,1 42,2 37,3 32,6 27,9 23,12 19,15 15,18 12,23 8,27 6,32 4,34 3,37 3,39 2,42 1,45 0,48 0,50 0,53 0,56 0,59 0,62 0,65 1,69 2,72 3,75 4,79">
            <text:p/>
          </draw:polygon>
          <draw:polygon draw:style-name="gr5" draw:layer="layout" svg:width="0.652cm" svg:height="0.367cm" svg:x="0.213cm" svg:y="1.346cm" svg:viewBox="0 0 653 368" draw:points="549,0 543,14 536,28 529,40 523,53 516,66 510,78 503,89 496,100 490,111 484,121 477,130 472,140 465,148 459,157 453,165 447,172 441,180 436,186 430,193 425,199 419,204 413,209 408,214 403,219 398,222 393,227 388,230 382,233 379,236 374,238 370,241 365,243 361,245 357,246 353,248 349,249 346,250 342,251 339,252 335,252 332,252 328,252 324,252 321,252 318,252 315,252 311,252 308,251 304,250 301,249 297,248 294,246 290,245 287,244 284,243 280,241 276,238 273,236 269,234 266,232 258,227 250,221 243,214 235,207 228,201 221,193 213,185 207,177 199,169 193,160 186,151 180,142 174,132 168,123 162,115 156,106 151,96 146,88 137,71 129,55 122,40 116,28 108,10 106,5 0,46 3,55 12,75 19,89 27,106 36,124 46,143 52,153 58,164 64,174 71,185 78,196 86,207 93,218 101,229 110,239 118,251 128,261 137,272 147,281 157,291 168,302 179,310 190,319 202,327 208,331 215,335 221,339 227,342 234,345 241,349 248,351 255,355 262,357 270,359 277,360 284,363 292,364 300,365 308,366 315,366 323,368 332,367 340,366 348,365 356,365 364,363 373,361 381,359 389,357 397,353 405,351 413,347 421,343 429,339 437,334 445,329 453,324 461,318 468,312 476,306 484,299 491,292 499,286 506,278 514,270 521,262 529,252 536,244 543,235 551,225 558,214 565,204 573,193 580,182 587,170 595,159 602,146 609,133 616,120 623,106 631,92 638,78 646,63 653,47">
            <text:p/>
          </draw:polygon>
          <draw:polygon draw:style-name="gr5" draw:layer="layout" svg:width="0.653cm" svg:height="0.367cm" svg:x="0.762cm" svg:y="1.027cm" svg:viewBox="0 0 654 368" draw:points="654,322 650,312 641,292 634,277 626,261 617,243 606,224 600,213 594,203 588,192 582,182 575,171 567,160 559,149 552,138 543,128 534,116 525,106 515,96 506,85 495,75 485,65 474,56 462,48 452,39 445,35 438,31 432,28 426,24 419,21 412,17 405,15 398,12 391,10 384,8 376,5 369,4 361,2 353,1 346,0 338,0 329,0 322,0 313,0 305,0 297,1 289,3 281,5 273,8 264,9 256,12 248,16 240,19 232,24 224,27 216,32 208,37 200,43 193,48 184,54 177,60 169,67 162,74 154,81 147,88 139,96 132,105 124,113 117,122 109,131 102,142 95,152 87,162 80,173 73,184 65,196 58,208 51,220 43,234 36,246 28,259 21,274 14,288 7,304 0,319 103,368 110,353 117,340 124,327 130,313 137,301 143,289 150,277 156,267 163,256 169,246 175,236 181,227 188,218 194,210 200,202 206,194 211,187 217,181 223,174 228,168 234,162 240,157 245,152 250,148 256,144 260,139 265,136 270,134 274,131 279,128 283,125 288,123 292,122 296,120 300,119 304,118 307,116 311,115 315,115 318,115 321,114 325,114 329,114 332,114 335,114 338,115 342,115 345,116 349,117 352,118 356,119 359,120 362,121 366,122 369,125 373,126 377,128 381,131 384,133 388,135 396,140 403,146 411,152 418,159 425,166 432,174 439,182 447,190 454,198 460,208 467,216 473,225 480,234 486,243 491,253 497,262 502,271 507,279 516,296 524,313 531,327 537,340 545,357 547,362">
            <text:p/>
          </draw:polygon>
          <draw:polygon draw:style-name="gr5" draw:layer="layout" svg:width="0.652cm" svg:height="0.367cm" svg:x="1.308cm" svg:y="1.343cm" svg:viewBox="0 0 653 368" draw:points="549,0 542,13 535,27 529,40 523,54 516,66 509,78 503,90 496,100 490,111 484,122 477,131 471,140 465,148 458,157 453,165 447,172 441,180 436,186 430,193 424,199 418,204 413,209 408,215 402,218 397,223 392,226 388,231 383,233 378,236 374,239 370,241 365,244 361,245 357,247 353,248 349,249 345,250 342,252 338,252 334,252 332,253 329,253 325,253 321,253 318,253 315,252 311,252 307,251 304,250 301,249 298,248 294,247 291,246 287,244 284,242 280,241 276,239 272,236 269,234 266,232 258,226 251,221 243,215 236,208 228,201 221,193 214,185 207,177 200,169 193,159 186,151 180,141 174,132 168,123 162,114 156,105 151,96 146,87 137,70 128,54 122,39 116,27 108,10 106,4 0,45 3,54 12,74 19,89 27,105 36,124 46,143 52,154 59,164 64,174 71,185 78,196 86,207 93,217 101,229 110,239 119,250 128,261 137,271 147,282 157,292 168,301 179,310 190,319 201,327 208,332 215,335 221,339 228,342 234,346 241,349 248,352 254,354 261,357 270,359 277,361 284,363 292,364 300,366 307,367 315,367 323,368 332,368 339,367 348,366 356,365 364,364 372,362 381,359 388,357 397,354 405,351 413,348 422,344 429,340 437,334 445,330 453,324 461,319 468,313 476,307 484,300 491,293 498,286 506,279 513,271 521,262 528,254 536,244 543,235 551,225 558,215 565,205 573,193 580,183 587,171 594,159 602,146 609,133 616,120 624,107 631,93 638,78 645,63 653,48">
            <text:p/>
          </draw:polygon>
          <draw:polygon draw:style-name="gr5" draw:layer="layout" svg:width="0.651cm" svg:height="0.366cm" svg:x="1.857cm" svg:y="1.025cm" svg:viewBox="0 0 652 367" draw:points="652,326 648,316 639,296 633,282 625,265 615,246 605,228 599,217 593,206 587,196 580,185 573,174 565,163 558,152 550,141 542,130 533,119 524,108 514,98 504,87 495,77 484,68 473,59 461,50 450,42 443,37 437,33 431,29 425,26 418,23 411,19 404,16 397,14 390,11 383,8 376,7 369,5 361,3 353,2 345,1 337,0 329,0 321,0 313,0 305,1 296,2 288,3 280,5 272,7 264,10 256,12 247,15 240,19 232,23 223,27 216,31 208,36 200,42 192,47 184,53 177,60 169,66 161,73 154,80 146,87 139,95 131,103 124,113 116,121 109,131 101,140 94,151 87,161 80,172 72,183 65,194 58,206 51,220 44,232 36,245 29,259 21,273 14,288 7,302 0,318 103,366 110,352 117,338 123,324 130,312 137,299 143,288 149,276 156,265 162,254 169,245 175,235 181,225 187,217 193,209 199,201 206,193 211,186 217,180 223,173 228,167 234,161 239,157 244,152 249,148 254,143 259,140 264,137 269,133 274,130 278,127 282,125 287,124 291,121 295,120 299,119 302,117 306,116 310,116 313,115 317,115 320,115 324,115 327,115 330,115 333,115 337,115 340,116 344,116 347,117 350,118 354,119 357,121 361,122 364,124 368,125 372,127 375,129 379,132 382,133 386,135 394,141 401,147 408,153 416,160 423,168 430,175 437,183 444,191 451,200 458,209 464,218 471,228 478,237 483,246 489,255 495,265 499,273 505,282 514,299 522,316 529,330 534,342 543,361 545,366 545,367 545,366 545,367">
            <text:p/>
          </draw:polygon>
          <draw:polygon draw:style-name="gr5" draw:layer="layout" svg:width="0.652cm" svg:height="0.367cm" svg:x="2.401cm" svg:y="1.346cm" svg:viewBox="0 0 653 368" draw:points="549,0 542,14 535,28 529,40 522,54 515,66 509,78 503,90 496,100 490,111 484,121 477,131 471,140 465,148 459,157 453,165 447,173 441,180 435,186 429,193 424,199 418,204 413,210 408,215 402,219 397,223 392,228 387,231 383,233 378,236 373,239 369,242 364,244 361,245 356,247 353,249 349,249 346,251 342,251 339,252 335,252 332,253 328,253 325,253 322,253 318,253 315,252 311,252 308,251 305,250 301,249 298,248 294,247 291,245 287,244 284,242 280,241 276,239 273,236 269,234 266,233 258,227 251,221 243,215 236,208 229,201 221,193 214,185 207,177 200,169 193,159 186,151 180,142 174,132 168,124 162,114 156,105 151,96 147,87 137,71 129,55 122,39 116,28 108,10 106,5 0,45 4,55 12,74 19,90 27,106 36,124 46,143 53,154 58,164 65,175 72,185 78,196 86,207 94,218 102,228 111,239 119,250 128,261 137,272 147,282 158,292 168,301 179,310 190,319 201,327 208,331 215,335 221,339 228,342 234,345 241,349 248,352 255,354 262,358 269,359 277,361 284,364 292,365 300,366 308,366 316,367 324,368 331,367 339,367 347,366 355,365 364,364 372,362 380,360 388,358 396,354 404,351 412,348 420,344 429,339 437,335 445,330 453,324 460,319 468,313 476,307 483,300 491,293 498,286 506,278 513,271 521,262 528,253 535,245 543,236 550,225 557,215 565,205 572,193 580,183 587,171 594,159 602,147 609,133 616,120 624,107 631,93 638,78 645,63 653,48">
            <text:p/>
          </draw:polygon>
          <draw:polygon draw:style-name="gr5" draw:layer="layout" svg:width="0.651cm" svg:height="0.367cm" svg:x="2.95cm" svg:y="1.027cm" svg:viewBox="0 0 652 368" draw:points="652,321 648,312 639,291 633,277 625,261 615,243 605,224 599,213 593,202 587,192 580,181 573,171 565,160 558,149 550,138 541,127 533,116 524,105 514,96 504,85 494,75 483,65 472,56 461,48 450,39 443,35 437,31 431,28 424,24 417,21 411,17 403,14 397,12 389,9 382,8 374,5 367,3 359,2 352,1 344,0 336,0 328,0 320,0 312,0 304,0 296,2 288,3 279,5 272,7 263,9 255,13 247,16 239,19 231,23 223,28 215,32 207,37 199,43 192,48 184,54 176,60 169,67 161,74 153,81 146,88 138,96 131,105 124,113 116,122 109,131 101,142 94,152 86,162 79,173 72,184 65,196 58,208 50,220 43,234 36,246 29,260 21,274 14,288 7,304 0,319 103,368 110,353 117,340 123,327 130,313 137,301 143,289 149,277 156,267 162,256 168,245 175,236 181,227 187,218 193,210 199,202 205,194 211,187 217,181 223,174 228,168 234,162 239,157 244,152 249,148 254,144 260,139 265,136 269,134 274,131 278,128 283,125 287,123 291,122 295,120 299,119 302,117 306,116 310,115 313,115 317,115 320,114 324,114 327,114 330,114 334,114 337,115 341,115 344,116 347,116 350,117 354,119 358,120 361,121 364,122 368,125 372,126 375,128 379,130 382,133 386,134 394,139 401,146 408,152 416,159 423,166 430,173 438,181 444,189 451,198 458,207 465,216 471,224 478,234 483,243 489,253 495,261 500,271 505,279 514,296 522,312 529,327 535,338 543,357 545,362">
            <text:p/>
          </draw:polygon>
          <draw:polygon draw:style-name="gr5" draw:layer="layout" svg:width="0.111cm" svg:height="0.078cm" svg:x="3.495cm" svg:y="1.347cm" svg:viewBox="0 0 112 79" draw:points="0,42 0,45 2,48 4,51 5,54 7,56 9,58 11,60 13,63 15,65 17,67 20,69 22,71 25,72 27,73 29,74 32,75 37,77 42,78 48,79 53,79 58,79 64,77 69,76 74,75 79,72 84,70 88,66 92,63 96,60 100,55 103,51 106,46 107,44 108,42 109,39 109,36 110,33 111,31 111,28 112,25 112,22 111,20 111,16 111,13 110,9 109,6 108,3 107,0">
            <text:p/>
          </draw:polygon>
          <draw:polygon draw:style-name="gr6" draw:layer="layout" svg:width="0.055cm" svg:height="0.039cm" svg:x="3.58cm" svg:y="1.343cm" svg:viewBox="0 0 56 40" draw:points="53,40 54,35 55,32 56,29 56,26 55,24 55,21 54,18 52,16 52,13 50,10 48,9 46,7 44,5 42,3 39,2 37,2 34,0 31,0 29,0 26,0 24,0 21,0 18,0 15,1 13,2 11,3 8,5 6,7 4,10 3,12 1,15 0,18">
            <text:p/>
          </draw:polygon>
          <draw:polygon draw:style-name="gr6" draw:layer="layout" svg:width="0.6cm" svg:height="0.327cm" svg:x="3.033cm" svg:y="1.357cm" svg:viewBox="0 0 601 328" draw:points="0,25 7,39 13,54 20,68 28,82 35,95 42,108 49,121 56,132 63,144 70,155 77,166 84,177 92,187 98,196 105,206 112,215 120,224 126,232 134,240 141,247 148,254 155,261 162,267 169,273 175,279 183,285 190,289 197,294 204,299 211,302 219,307 225,310 232,313 239,316 246,318 253,320 260,322 268,324 275,325 282,326 289,326 296,327 303,328 310,327 316,326 323,325 330,325 336,323 343,322 349,320 355,318 361,316 368,314 374,311 380,309 386,306 392,302 397,299 403,296 409,292 419,285 430,277 440,268 450,259 459,250 468,240 477,231 485,221 494,211 502,200 510,190 517,179 524,169 531,158 538,148 544,138 550,128 555,118 566,99 575,82 582,66 589,52 598,33 601,25 547,4 545,9 536,28 530,41 524,56 515,73 505,90 500,99 494,109 489,118 483,127 476,137 470,147 463,156 457,166 449,175 442,184 434,193 427,201 419,210 411,217 403,225 394,232 385,238 376,245 372,248 368,249 364,253 360,254 355,257 351,259 346,261 342,262 338,264 333,265 329,266 324,268 320,268 315,269 311,269 306,270 302,270 297,270 293,269 288,269 283,269 279,268 274,267 269,265 265,264 259,262 254,260 249,257 244,255 238,253 233,249 228,246 222,243 217,238 211,234 205,230 200,224 194,219 188,213 182,208 175,200 170,194 163,187 157,179 151,171 144,163 138,154 132,145 125,135 118,125 112,115 105,103 98,92 92,81 85,68 79,56 72,42 65,28 58,14 51,0">
            <text:p/>
          </draw:polygon>
          <draw:polygon draw:style-name="gr6" draw:layer="layout" svg:width="0.6cm" svg:height="0.327cm" svg:x="2.484cm" svg:y="1.055cm" svg:viewBox="0 0 601 328" draw:points="53,324 55,318 64,299 70,286 77,271 85,255 95,237 100,228 106,219 111,209 117,200 123,190 130,180 137,171 143,161 151,153 158,143 165,134 174,126 181,118 189,110 198,102 206,95 215,89 224,83 227,79 232,77 236,75 241,72 245,70 249,68 254,67 258,65 263,63 267,62 271,60 275,59 280,59 284,57 289,57 293,57 297,57 303,57 307,57 311,57 316,59 321,59 326,60 331,62 336,63 341,65 345,67 351,69 356,71 362,75 367,78 372,81 378,85 383,89 389,93 395,97 401,102 406,108 412,114 418,120 424,126 430,134 437,140 443,148 449,156 456,164 462,173 469,182 475,192 481,202 488,213 495,224 502,235 508,246 515,259 522,272 528,285 535,299 542,312 549,328 601,302 593,288 586,273 579,259 572,245 565,232 558,219 551,206 544,193 537,182 530,171 522,161 515,150 508,139 502,131 495,121 488,111 480,103 473,95 466,87 459,80 452,73 445,65 438,59 432,54 424,48 417,43 410,38 403,33 396,28 389,25 381,20 375,17 367,14 360,11 353,9 346,6 339,4 332,3 325,1 318,1 311,0 304,0 297,0 290,0 283,1 277,1 270,2 264,3 258,5 251,7 245,9 239,11 233,14 226,16 220,18 215,22 209,25 203,28 197,31 192,35 181,42 171,50 161,59 150,68 141,77 132,86 123,96 115,107 106,116 98,127 90,137 83,148 76,158 69,168 62,179 56,190 50,200 45,209 34,228 25,246 18,262 11,275 2,295 0,304">
            <text:p/>
          </draw:polygon>
          <draw:polygon draw:style-name="gr6" draw:layer="layout" svg:width="0.6cm" svg:height="0.327cm" svg:x="1.937cm" svg:y="1.355cm" svg:viewBox="0 0 601 328" draw:points="0,24 7,39 14,54 21,68 28,82 35,95 42,108 50,121 57,134 64,145 71,156 78,166 85,176 92,187 99,196 106,206 113,215 120,224 127,232 134,240 141,247 148,254 155,261 162,267 169,273 176,279 183,284 190,289 197,294 205,299 212,303 219,307 225,310 233,313 240,316 247,319 254,321 261,322 269,324 275,325 283,326 289,327 297,328 303,328 310,328 316,326 323,325 330,325 337,324 343,322 349,320 356,319 362,316 368,313 374,312 380,309 386,305 392,302 397,299 403,296 409,292 419,284 429,276 440,268 449,259 459,250 469,240 477,230 485,220 494,211 502,200 510,190 517,179 524,169 531,158 538,148 543,137 549,128 555,118 565,99 574,81 582,65 588,51 597,31 601,23 547,3 545,9 536,28 530,41 523,55 515,72 505,90 500,99 494,108 488,118 483,127 477,137 470,147 463,156 456,166 449,174 441,184 434,193 426,202 418,210 410,217 402,225 393,232 385,238 376,244 372,247 368,250 364,252 359,255 355,256 351,259 346,260 342,262 338,264 333,265 329,267 325,267 320,268 316,269 312,270 307,270 303,270 298,270 293,270 289,269 284,268 279,268 275,267 270,265 264,264 260,262 255,260 249,258 244,256 239,252 234,249 228,246 223,242 217,238 212,234 206,230 200,225 194,219 188,213 182,207 176,201 170,194 163,187 157,179 151,171 145,162 138,154 132,145 126,135 119,125 112,115 106,103 99,92 92,81 86,68 79,55 73,42 65,28 58,14 52,0">
            <text:p/>
          </draw:polygon>
          <draw:polygon draw:style-name="gr6" draw:layer="layout" svg:width="0.599cm" svg:height="0.327cm" svg:x="1.391cm" svg:y="1.054cm" svg:viewBox="0 0 600 328" draw:points="53,328 55,321 63,302 70,289 76,274 85,257 94,240 100,231 105,221 111,212 117,202 123,192 129,183 136,172 143,164 150,154 158,145 166,135 173,127 181,119 188,111 197,103 205,96 214,90 223,83 227,80 231,78 236,75 240,73 245,71 249,69 253,67 257,65 262,63 266,62 271,61 275,60 279,59 284,58 288,58 293,57 298,57 302,57 307,57 311,58 316,58 321,59 325,60 330,61 335,63 340,64 345,66 350,69 355,71 360,74 366,77 371,80 376,84 382,87 388,93 394,96 399,101 405,107 411,112 417,119 423,125 429,132 436,140 442,147 448,154 454,163 461,172 467,180 474,191 480,201 487,211 493,222 500,233 507,245 514,257 520,270 527,283 534,297 540,311 547,325 600,301 592,286 585,271 578,257 571,244 563,230 557,217 550,204 543,193 535,180 529,169 521,159 514,148 507,138 500,130 493,119 486,111 479,102 473,94 465,87 458,79 451,71 444,65 437,58 430,53 423,48 416,42 408,37 402,32 395,27 388,24 380,19 374,16 366,13 360,10 352,8 346,5 338,4 331,2 324,2 317,0 310,0 303,0 296,0 290,0 283,0 276,2 270,2 263,4 256,5 250,8 244,9 237,11 231,14 225,16 219,19 214,23 208,26 202,29 196,32 190,36 180,43 170,51 159,61 150,69 140,79 131,88 122,98 113,109 105,119 97,130 90,140 82,150 76,161 69,172 62,181 56,192 50,202 45,212 34,231 25,249 17,265 11,279 2,299 0,307">
            <text:p/>
          </draw:polygon>
          <draw:polygon draw:style-name="gr6" draw:layer="layout" svg:width="0.6cm" svg:height="0.327cm" svg:x="0.844cm" svg:y="1.357cm" svg:viewBox="0 0 601 328" draw:points="0,25 7,39 14,54 21,68 28,82 36,95 43,108 50,121 57,133 64,145 71,156 78,166 85,177 92,187 99,196 106,206 113,215 120,224 127,232 134,240 141,247 148,254 155,262 162,268 169,273 176,279 183,285 190,289 198,294 205,299 212,303 219,307 226,310 233,313 240,316 247,318 254,320 261,323 269,324 275,326 283,326 290,327 297,328 303,328 310,327 317,327 324,326 330,325 337,324 344,323 350,320 356,318 362,316 368,314 375,311 380,308 386,306 392,302 398,299 403,296 409,292 419,285 430,277 440,268 449,259 459,250 469,241 477,231 485,220 494,211 502,201 510,190 517,179 524,169 531,158 537,148 543,138 549,127 555,118 565,98 574,81 581,65 588,52 597,32 601,24 547,3 544,9 536,28 530,41 523,56 514,73 505,90 500,99 494,108 488,118 483,127 477,137 470,147 463,156 456,166 449,175 441,185 434,193 426,201 418,210 410,217 403,225 394,232 386,239 377,245 373,248 369,250 364,252 360,255 356,257 352,259 347,261 342,262 338,264 334,265 329,267 325,268 321,268 316,269 311,270 307,270 303,270 298,270 294,270 289,270 284,269 279,268 275,267 270,265 265,265 260,262 255,260 249,258 245,255 239,253 234,250 228,246 223,243 217,239 212,234 206,230 200,225 194,219 188,213 182,207 176,201 170,194 164,187 158,179 151,171 145,163 138,154 132,145 126,135 119,125 112,115 106,103 99,92 92,81 86,68 79,56 73,42 66,28 58,14 52,0">
            <text:p/>
          </draw:polygon>
          <draw:polygon draw:style-name="gr6" draw:layer="layout" svg:width="0.599cm" svg:height="0.327cm" svg:x="0.297cm" svg:y="1.055cm" svg:viewBox="0 0 600 328" draw:points="53,323 55,317 64,299 70,285 76,270 85,254 95,237 100,228 105,219 111,209 117,200 123,190 129,180 136,171 143,161 150,152 158,143 165,134 173,125 181,117 189,110 197,102 205,94 214,88 222,82 227,79 231,77 235,75 240,72 244,70 249,68 252,67 257,65 261,63 266,62 270,60 275,59 279,59 283,57 288,57 292,57 297,57 302,57 306,57 311,57 315,58 320,59 325,60 330,62 335,63 340,65 345,67 350,69 355,71 360,75 366,78 371,81 376,85 382,88 388,93 393,97 400,102 405,108 412,114 417,120 423,126 429,134 436,140 442,148 448,156 454,164 460,173 467,182 473,192 480,202 486,213 493,224 500,235 507,246 513,259 520,272 527,285 534,299 541,312 547,328 600,302 592,288 585,273 578,259 571,245 563,232 556,219 549,206 542,193 535,182 528,171 521,161 514,150 507,139 500,131 493,121 486,111 479,103 472,95 465,87 458,80 451,73 444,67 437,59 430,54 423,48 416,42 409,38 402,33 395,28 388,25 381,20 374,17 367,14 360,11 353,9 345,6 338,4 331,3 324,1 317,1 311,0 303,0 297,0 290,0 283,1 276,1 270,2 263,3 257,4 250,6 244,9 238,11 232,14 226,16 219,18 213,22 208,25 202,28 196,31 190,35 180,42 170,50 159,59 150,68 140,77 131,86 123,96 114,106 106,116 98,126 89,137 83,148 76,158 69,168 62,179 56,189 50,199 45,209 34,228 25,245 17,261 11,275 2,295 0,302">
            <text:p/>
          </draw:polygon>
          <draw:polygon draw:style-name="gr6" draw:layer="layout" svg:width="0.056cm" svg:height="0.039cm" svg:x="0.295cm" svg:y="1.357cm" svg:viewBox="0 0 57 40" draw:points="2,0 1,3 0,6 0,9 0,12 0,15 1,18 2,21 3,23 4,26 6,28 7,30 9,32 12,33 14,35 16,36 19,37 21,38 24,39 27,40 29,40 32,40 35,39 38,39 40,37 42,36 45,36 47,33 50,32 51,29 53,27 55,24 57,21">
            <text:p/>
          </draw:polygon>
          <draw:polygon draw:style-name="gr6" draw:layer="layout" svg:width="0.111cm" svg:height="0.078cm" svg:x="0.266cm" svg:y="1.314cm" svg:viewBox="0 0 112 79" draw:points="112,37 110,34 109,31 107,27 105,24 104,22 102,19 99,18 98,15 96,13 93,11 91,10 89,8 84,5 79,3 74,2 69,0 63,0 58,0 52,0 48,1 42,2 37,3 32,6 27,9 23,12 18,15 15,18 11,23 8,27 5,32 4,34 3,37 2,39 1,42 0,45 0,48 0,50 0,53 0,56 0,59 0,62 0,65 1,69 2,72 3,75 4,79">
            <text:p/>
          </draw:polygon>
          <draw:polygon draw:style-name="gr6" draw:layer="layout" svg:width="0.653cm" svg:height="0.367cm" svg:x="0.27cm" svg:y="1.346cm" svg:viewBox="0 0 654 368" draw:points="549,0 543,14 536,28 530,40 523,53 516,66 509,78 502,89 496,100 491,111 484,121 478,130 471,140 465,148 460,157 454,165 447,172 441,180 436,186 430,193 424,199 419,204 414,209 408,214 403,219 398,222 393,227 388,230 384,233 378,236 374,238 370,241 365,244 361,245 357,246 353,248 349,249 346,250 342,251 339,252 335,252 332,252 329,252 325,252 322,252 318,252 315,252 311,252 308,251 305,250 301,249 298,248 294,246 291,245 287,244 284,243 280,241 276,238 273,236 269,234 266,232 258,227 251,221 243,214 236,207 229,201 221,193 214,185 207,177 200,169 193,160 186,151 180,142 174,132 168,123 162,115 156,106 151,96 147,88 137,71 129,55 122,40 116,28 108,10 106,5 0,46 3,55 12,75 19,89 27,106 36,124 46,143 52,153 58,164 65,174 72,185 78,196 86,207 94,218 102,229 110,239 119,251 129,261 137,271 147,281 158,291 168,302 179,310 190,319 202,327 209,331 215,335 221,339 228,342 235,345 241,349 248,351 255,355 262,357 269,359 277,360 285,363 292,364 300,365 308,366 316,366 324,368 331,367 340,366 348,365 356,365 364,363 372,361 381,359 389,357 396,353 405,351 414,347 421,343 429,339 437,334 446,329 453,324 461,318 468,312 477,306 484,299 491,292 499,286 506,278 514,270 522,262 528,252 536,244 543,235 550,225 558,214 565,204 573,193 580,182 587,171 595,159 602,146 609,134 617,120 624,106 631,92 639,78 646,63 654,47">
            <text:p/>
          </draw:polygon>
          <draw:polygon draw:style-name="gr6" draw:layer="layout" svg:width="0.653cm" svg:height="0.367cm" svg:x="0.819cm" svg:y="1.027cm" svg:viewBox="0 0 654 368" draw:points="654,322 650,312 642,292 634,277 626,261 617,243 606,224 600,213 595,203 588,192 582,182 575,171 567,160 559,149 552,138 543,128 534,116 525,106 516,96 506,85 496,75 485,65 473,56 462,48 451,39 444,35 438,31 432,28 425,24 419,21 412,17 405,15 398,12 391,10 384,8 377,5 369,4 361,2 353,1 346,0 338,0 329,0 322,0 314,0 305,0 297,2 289,3 281,5 272,8 264,9 256,13 248,16 240,19 232,24 224,27 216,32 208,37 200,43 192,48 185,54 177,60 169,67 162,74 154,81 146,88 139,96 132,105 124,113 116,122 109,131 102,142 94,152 87,162 80,173 73,184 66,196 58,208 51,220 43,234 36,246 29,260 22,274 14,289 7,304 0,319 104,368 110,353 117,340 124,327 130,313 137,301 143,289 149,277 156,267 163,256 169,246 175,236 182,227 188,218 194,210 200,202 206,194 211,187 217,181 223,174 229,168 234,162 239,157 245,152 250,149 256,144 260,140 265,136 270,134 274,131 279,128 284,126 288,123 292,122 296,120 300,119 304,118 307,116 311,116 315,115 318,115 322,114 325,114 328,114 332,114 335,114 339,115 342,115 346,116 349,117 352,118 356,119 359,120 363,121 366,122 370,125 373,126 377,128 380,131 384,133 387,135 395,140 403,146 411,152 418,159 425,166 432,174 439,182 447,190 453,198 460,208 466,216 473,225 479,234 485,244 491,253 497,262 502,271 507,279 516,296 525,313 532,328 537,340 545,357 547,363">
            <text:p/>
          </draw:polygon>
          <draw:polygon draw:style-name="gr6" draw:layer="layout" svg:width="0.652cm" svg:height="0.367cm" svg:x="1.366cm" svg:y="1.343cm" svg:viewBox="0 0 653 368" draw:points="548,0 542,13 535,27 528,40 522,54 515,66 509,78 502,90 496,100 490,111 483,122 476,131 470,140 465,148 459,157 452,165 446,172 440,180 434,186 429,193 423,199 418,204 413,209 407,215 402,219 397,223 392,227 387,231 383,233 378,236 374,239 369,241 365,244 361,245 357,247 353,248 349,249 345,250 341,252 338,252 335,252 331,253 328,253 324,253 321,253 318,253 314,252 311,252 307,251 304,250 301,249 297,248 294,247 291,246 287,244 283,242 280,241 276,239 273,236 269,234 266,233 258,226 250,221 243,215 235,208 228,201 221,193 213,185 206,177 199,169 193,159 187,151 180,141 173,132 168,123 162,114 156,105 151,96 147,87 137,71 128,54 122,39 116,27 108,10 106,4 0,45 3,54 11,74 18,89 27,105 36,124 46,143 52,154 58,164 64,174 71,185 78,196 86,207 94,217 101,229 110,239 119,250 128,261 137,271 147,282 157,292 168,301 179,310 190,319 201,327 208,332 214,336 221,339 227,342 234,346 241,349 248,352 255,354 261,357 269,359 277,361 284,363 292,364 299,366 307,367 315,367 323,368 331,368 339,367 347,366 355,365 364,364 372,362 381,360 388,357 396,354 404,351 412,348 420,344 428,339 436,334 444,330 452,324 460,319 468,313 476,307 483,300 490,293 498,286 506,279 513,271 521,262 528,254 535,245 543,235 550,225 558,215 565,205 572,193 579,183 586,171 594,159 601,146 608,133 616,120 623,107 630,93 638,78 645,63 653,48">
            <text:p/>
          </draw:polygon>
          <draw:polygon draw:style-name="gr6" draw:layer="layout" svg:width="0.651cm" svg:height="0.366cm" svg:x="1.914cm" svg:y="1.025cm" svg:viewBox="0 0 652 367" draw:points="652,326 649,316 640,296 633,282 625,265 615,246 605,228 599,217 593,206 587,196 580,185 573,175 566,163 558,152 550,141 542,130 533,119 524,108 515,98 505,87 495,77 484,68 473,59 462,50 450,42 444,37 438,33 431,30 425,26 418,23 411,19 405,16 398,14 391,11 383,8 376,7 369,5 361,3 353,2 345,1 337,0 330,0 322,0 314,0 305,1 297,2 289,3 281,5 273,7 264,10 256,12 248,15 240,19 232,23 224,27 216,31 208,36 200,42 193,47 184,53 177,60 169,66 162,73 154,80 146,87 139,95 131,104 124,113 117,121 109,131 102,140 95,151 88,161 80,172 73,183 66,194 58,206 51,220 44,232 36,245 29,259 22,273 14,288 7,302 0,318 104,366 110,352 117,338 123,324 130,312 137,299 143,288 150,276 156,265 162,254 169,245 175,235 181,225 188,217 193,209 200,201 206,193 212,186 217,180 223,173 229,167 234,161 239,157 245,152 250,148 255,143 260,140 265,137 269,133 274,130 278,127 283,125 287,124 291,121 295,120 299,119 303,117 307,116 310,116 314,115 317,115 321,115 324,115 328,115 331,115 334,115 337,115 340,116 344,116 347,117 350,118 354,120 357,121 361,122 364,124 368,125 372,127 375,129 379,132 383,133 386,135 394,141 401,147 408,153 416,160 423,168 430,175 438,183 445,191 452,200 458,209 465,218 472,228 478,237 484,246 489,255 495,265 500,273 505,282 514,300 523,316 530,330 535,342 543,361 545,366 545,367 545,366 545,367">
            <text:p/>
          </draw:polygon>
          <draw:polygon draw:style-name="gr6" draw:layer="layout" svg:width="0.652cm" svg:height="0.367cm" svg:x="2.459cm" svg:y="1.346cm" svg:viewBox="0 0 653 368" draw:points="548,0 542,14 536,28 529,40 522,54 515,66 509,78 502,90 496,100 490,111 483,121 477,131 471,140 465,148 458,157 453,165 446,173 441,180 435,186 429,193 423,199 418,204 413,210 408,215 402,219 397,223 392,228 387,231 382,233 378,236 374,239 369,242 365,244 360,245 357,247 353,249 349,249 345,251 342,251 337,252 334,252 331,253 327,253 324,253 320,253 318,253 314,252 311,252 307,251 304,250 300,249 297,249 294,247 290,245 287,244 283,242 280,241 276,239 273,236 269,234 266,233 258,228 250,221 243,215 236,208 228,201 221,193 213,185 206,177 199,169 193,159 186,151 180,142 174,132 168,124 162,114 156,105 151,96 147,88 137,71 129,55 122,40 116,28 109,10 106,5 0,45 3,55 12,74 19,90 26,106 36,124 46,143 52,154 58,164 64,175 71,185 78,196 86,207 93,218 101,229 110,239 119,250 127,261 137,272 147,282 157,292 168,301 179,310 190,319 202,327 208,331 214,335 221,339 227,342 234,345 241,350 247,352 255,354 261,358 269,359 276,361 284,364 292,365 299,366 307,367 315,367 323,368 330,367 339,367 347,366 355,365 363,364 372,362 380,360 388,358 396,354 405,351 413,348 420,344 428,339 436,335 444,330 452,325 460,319 468,313 475,307 483,300 491,293 498,286 506,279 513,271 521,262 528,253 536,245 543,236 551,225 558,215 565,205 573,193 579,183 587,171 594,159 602,147 609,134 616,120 623,107 631,93 638,79 645,63 653,48">
            <text:p/>
          </draw:polygon>
          <draw:polygon draw:style-name="gr6" draw:layer="layout" svg:width="0.651cm" svg:height="0.367cm" svg:x="3.007cm" svg:y="1.027cm" svg:viewBox="0 0 652 368" draw:points="652,321 649,312 640,292 633,277 625,261 616,243 606,224 599,213 593,202 587,192 580,181 573,171 566,160 558,149 550,138 541,127 533,116 524,106 514,96 505,85 494,75 484,65 472,56 461,48 450,39 444,35 437,31 431,28 425,24 417,21 411,17 404,14 397,12 390,9 383,8 375,5 368,3 360,2 352,1 344,0 337,0 328,0 321,0 313,0 305,0 296,2 288,3 280,5 272,7 263,9 255,13 247,16 239,19 231,23 223,28 215,32 207,37 200,43 192,48 184,54 176,60 169,67 161,74 154,81 146,88 139,96 131,105 124,113 117,122 109,131 102,142 95,152 87,162 80,173 72,184 65,196 58,208 51,220 44,234 36,246 29,260 22,274 14,289 7,304 0,319 103,368 110,353 117,340 123,327 130,313 137,301 143,289 150,277 156,267 162,256 169,245 175,236 181,227 187,218 193,210 199,202 206,194 211,187 218,181 223,174 229,168 234,162 239,157 244,152 250,148 254,144 260,139 265,136 269,134 274,131 278,128 283,125 287,123 291,122 295,120 299,119 303,117 307,116 310,115 314,115 317,115 321,114 324,114 328,114 331,114 334,114 338,115 341,115 344,116 347,117 351,117 355,119 358,120 361,121 365,122 369,125 372,126 375,128 379,130 383,133 386,134 394,139 401,146 408,152 416,159 424,166 431,173 438,181 445,190 452,198 459,207 465,216 472,224 478,234 484,243 490,253 495,261 500,271 505,279 514,296 523,312 530,327 536,338 543,357 545,362">
            <text:p/>
          </draw:polygon>
          <draw:polygon draw:style-name="gr6" draw:layer="layout" svg:width="0.111cm" svg:height="0.078cm" svg:x="3.553cm" svg:y="1.347cm" svg:viewBox="0 0 112 79" draw:points="0,42 1,45 3,48 4,51 6,54 7,56 9,59 11,61 13,63 15,65 18,68 20,69 22,71 24,72 27,73 30,74 32,75 37,77 42,78 48,79 53,79 58,79 64,78 69,76 74,75 79,73 84,70 88,67 93,63 96,60 100,55 103,51 106,46 107,44 108,42 109,39 110,36 111,34 111,31 112,28 112,25 112,22 112,20 112,16 111,13 110,9 109,6 108,3 107,0">
            <text:p/>
          </draw:polygon>
          <draw:polygon draw:style-name="gr5" draw:layer="layout" svg:width="0.055cm" svg:height="0.039cm" svg:x="3.522cm" svg:y="1.343cm" svg:viewBox="0 0 56 40" draw:points="53,40 55,35 56,32 56,29 56,26 56,24 55,21 54,18 53,16 52,13 50,10 48,9 46,7 44,5 42,3 40,2 37,2 34,0 31,0 29,0 26,0 24,0 21,0 18,0 16,1 13,2 11,3 9,5 6,7 4,10 3,12 1,15 0,18">
            <text:p/>
          </draw:polygon>
          <draw:polygon draw:style-name="gr5" draw:layer="layout" svg:width="0.6cm" svg:height="0.327cm" svg:x="2.975cm" svg:y="1.357cm" svg:viewBox="0 0 601 328" draw:points="0,24 7,39 14,54 21,68 28,82 35,95 42,108 50,121 57,132 64,144 71,155 78,166 85,177 92,187 99,196 106,206 113,214 120,224 127,232 134,240 141,246 148,254 155,261 162,267 169,273 176,279 183,285 190,289 197,294 205,299 212,302 219,307 226,310 233,313 240,316 247,318 254,320 261,322 268,324 275,325 282,326 289,326 296,327 303,328 309,327 316,326 323,325 330,325 337,323 342,322 349,320 356,318 362,316 368,314 374,311 380,309 386,306 392,302 397,299 403,296 409,292 419,285 430,277 440,268 449,259 459,250 469,240 477,231 486,221 494,211 502,200 510,190 517,179 524,169 531,158 538,148 544,138 550,128 556,118 565,99 574,82 582,66 589,52 597,33 601,25 547,4 544,9 536,28 531,41 523,56 515,73 505,90 500,99 495,109 489,118 483,127 477,137 470,147 463,156 457,166 449,175 442,184 434,193 426,201 418,210 410,217 402,225 394,232 386,238 377,245 373,248 368,249 364,253 360,254 355,257 351,259 347,261 342,262 338,264 333,265 329,266 325,267 320,268 316,269 311,269 307,270 302,270 298,270 293,269 288,269 284,269 279,268 275,267 270,265 265,264 260,262 255,260 249,257 244,255 239,253 233,249 228,246 223,243 217,238 212,234 206,229 200,224 194,219 188,213 182,207 176,200 170,194 164,187 158,179 151,171 145,163 138,154 132,144 125,135 119,125 112,115 106,103 99,92 92,81 86,68 78,55 72,42 65,28 58,14 52,0">
            <text:p/>
          </draw:polygon>
          <draw:polygon draw:style-name="gr5" draw:layer="layout" svg:width="0.601cm" svg:height="0.326cm" svg:x="2.426cm" svg:y="1.055cm" svg:viewBox="0 0 602 327" draw:points="53,323 56,317 64,299 70,286 77,271 85,255 95,237 100,228 106,218 112,209 118,200 123,190 130,180 137,171 144,161 151,153 159,143 166,134 174,126 182,118 190,110 198,102 207,95 215,88 224,83 228,79 232,77 237,75 241,72 245,70 250,68 254,67 259,65 263,63 267,62 272,60 276,59 281,59 285,57 290,57 294,57 298,57 303,57 308,57 313,57 317,59 322,59 326,60 331,62 336,63 341,65 346,67 351,69 356,71 362,75 367,78 373,81 378,85 384,88 390,93 395,97 401,102 407,108 413,113 419,120 425,126 431,133 437,140 444,147 450,156 456,164 463,173 469,182 475,192 482,201 489,212 495,224 502,235 509,246 515,259 522,272 529,285 535,298 542,312 549,327 602,302 594,288 587,273 580,259 573,245 566,232 559,218 552,206 545,193 537,182 530,171 523,161 516,150 509,139 502,130 495,121 488,111 481,103 474,95 467,87 460,79 453,73 446,65 438,59 432,54 424,48 418,42 410,38 403,33 397,28 390,24 382,20 375,17 368,14 361,11 354,9 347,6 339,4 332,3 326,1 319,1 312,0 305,0 298,0 291,0 284,1 278,1 271,2 264,3 258,5 252,7 245,9 239,11 233,14 227,16 221,18 215,22 209,25 204,28 198,31 192,35 182,42 171,50 161,59 151,68 142,76 132,86 123,96 115,107 106,116 98,127 91,137 83,147 76,158 70,168 63,179 57,190 51,199 45,209 35,228 26,246 18,261 12,275 3,295 0,304">
            <text:p/>
          </draw:polygon>
          <draw:polygon draw:style-name="gr5" draw:layer="layout" svg:width="0.599cm" svg:height="0.327cm" svg:x="1.88cm" svg:y="1.355cm" svg:viewBox="0 0 600 328" draw:points="0,24 7,39 14,54 21,68 28,82 35,95 42,108 49,121 56,134 63,145 70,156 77,166 84,176 92,187 99,196 106,206 113,215 119,224 126,232 134,240 141,247 148,254 155,261 162,267 169,273 176,279 183,284 190,289 197,294 204,299 211,302 218,307 225,310 232,313 239,316 246,319 254,320 261,322 268,324 275,325 282,326 289,327 296,328 303,328 309,328 316,326 323,325 330,325 336,323 342,322 349,320 356,318 362,316 368,313 373,312 379,309 385,305 391,302 397,299 403,296 408,291 419,284 429,276 439,268 449,259 458,250 468,240 476,230 485,220 493,211 501,200 509,190 516,179 523,169 530,158 537,148 543,137 549,128 555,118 565,99 574,81 581,65 588,51 597,31 600,23 546,3 544,9 536,28 529,41 522,55 514,72 504,90 499,99 494,108 488,118 482,127 476,137 470,147 463,156 456,166 448,174 441,184 434,193 426,201 418,210 410,217 402,225 393,232 385,238 376,244 372,247 368,250 364,252 359,255 355,256 350,259 347,260 342,262 338,264 333,265 329,267 324,267 320,268 316,269 311,270 307,270 302,270 297,270 293,270 288,269 284,268 279,268 274,267 269,265 264,264 259,262 255,260 249,258 244,256 239,252 233,249 228,246 223,242 217,238 211,234 206,230 200,225 194,219 187,213 182,207 176,201 169,193 163,187 157,179 151,171 145,162 138,154 131,145 125,135 118,125 112,115 106,103 99,92 92,81 85,68 78,55 72,42 65,28 58,14 51,0">
            <text:p/>
          </draw:polygon>
          <draw:polygon draw:style-name="gr5" draw:layer="layout" svg:width="0.599cm" svg:height="0.327cm" svg:x="1.333cm" svg:y="1.054cm" svg:viewBox="0 0 600 328" draw:points="53,328 55,321 64,302 69,289 76,274 85,257 95,240 100,231 105,221 111,212 117,202 123,192 129,183 136,172 143,164 151,154 158,145 166,135 173,127 181,119 189,111 197,103 206,96 214,90 223,83 227,80 231,78 236,75 240,73 245,71 249,69 253,67 258,65 261,63 266,62 270,61 276,60 279,59 284,58 289,58 293,57 298,57 302,57 307,57 311,58 316,58 321,59 325,60 330,61 335,63 340,64 345,66 350,69 355,71 361,74 366,77 371,80 377,84 383,87 388,93 394,96 400,101 406,107 411,112 417,119 423,125 429,132 435,139 442,147 448,154 455,163 461,172 467,180 473,191 480,201 487,211 493,222 500,233 507,245 514,257 520,270 527,283 534,297 540,311 548,325 600,301 592,286 585,271 578,257 571,244 563,230 557,217 549,204 542,193 535,180 528,169 521,159 514,148 507,138 501,130 493,119 486,111 478,102 472,94 465,87 458,79 451,71 445,65 437,58 430,53 423,48 416,42 409,37 402,32 395,27 388,24 381,19 374,16 367,13 360,10 352,8 345,5 338,4 331,2 324,2 317,0 310,0 303,0 296,0 290,0 283,0 276,2 269,2 263,3 256,5 250,8 244,9 237,11 231,13 225,16 219,19 213,23 208,26 202,29 197,32 191,36 180,43 169,51 160,61 149,69 140,79 131,88 122,98 114,109 105,119 98,130 90,140 82,150 75,161 69,172 62,181 56,192 50,202 45,212 34,231 25,249 18,265 11,279 3,299 0,307">
            <text:p/>
          </draw:polygon>
          <draw:polygon draw:style-name="gr5" draw:layer="layout" svg:width="0.6cm" svg:height="0.327cm" svg:x="0.786cm" svg:y="1.357cm" svg:viewBox="0 0 601 328" draw:points="0,24 7,39 14,54 22,68 28,82 36,95 43,108 50,121 57,133 64,145 71,156 78,166 85,177 93,187 99,196 107,206 113,215 120,224 127,232 134,240 141,247 149,254 155,262 163,268 169,273 177,279 184,285 191,289 198,294 205,299 212,303 219,307 226,310 233,313 240,316 248,318 255,320 262,323 268,324 276,326 283,326 290,327 296,328 304,328 310,327 317,326 324,326 330,325 337,324 344,323 350,320 356,318 363,316 369,314 375,311 381,308 386,306 392,302 398,299 404,296 410,292 420,285 430,276 441,268 451,259 460,250 468,241 477,231 486,220 494,211 502,200 510,190 517,179 524,169 531,158 538,148 544,138 550,127 555,118 566,98 575,81 582,65 589,51 597,32 601,24 547,3 545,9 536,28 530,41 523,56 515,72 505,90 500,99 495,108 489,118 483,127 476,137 470,147 464,156 457,166 450,175 442,184 435,193 427,201 419,210 411,217 403,225 395,232 386,239 377,245 373,247 369,250 365,252 360,255 356,257 352,259 347,261 343,262 338,264 334,265 330,267 325,268 321,268 317,269 312,270 307,270 303,270 298,270 294,270 289,270 285,269 280,268 275,267 270,265 265,265 260,262 255,260 250,258 245,255 239,253 234,249 228,246 223,243 218,239 212,234 206,230 200,225 194,219 189,213 183,207 177,201 170,194 164,187 158,179 151,171 145,163 139,154 132,145 126,135 119,125 112,115 106,103 100,92 93,81 86,68 79,55 72,42 65,28 59,14 52,0">
            <text:p/>
          </draw:polygon>
          <draw:polygon draw:style-name="gr5" draw:layer="layout" svg:width="0.599cm" svg:height="0.326cm" svg:x="0.24cm" svg:y="1.055cm" svg:viewBox="0 0 600 327" draw:points="53,323 55,317 63,298 69,285 76,270 84,254 95,237 99,227 105,218 111,208 116,199 123,190 129,179 136,170 143,161 150,152 157,143 165,134 173,125 181,117 189,109 197,102 205,94 214,88 222,82 227,79 230,76 235,75 239,72 244,70 248,68 253,67 257,65 261,63 266,62 270,60 275,59 279,59 283,57 288,57 292,57 297,57 301,57 306,57 310,57 315,58 320,59 325,60 329,62 334,62 340,65 345,67 349,69 354,71 360,75 366,78 371,81 377,84 382,88 388,93 394,97 400,102 405,108 411,113 417,120 423,126 430,133 436,140 442,147 448,156 455,164 461,173 468,182 474,192 480,201 487,212 494,224 500,235 507,246 513,259 520,272 526,285 533,298 540,312 547,327 600,302 592,288 585,273 578,259 571,245 563,232 556,218 549,206 542,193 535,182 528,171 521,161 514,150 507,139 501,130 493,121 487,111 479,103 472,95 465,87 458,80 451,73 445,67 437,59 430,54 423,48 416,42 409,38 402,33 395,28 388,25 381,20 374,17 366,14 360,11 352,9 345,6 338,4 331,3 324,1 317,1 310,0 303,0 297,0 290,0 283,1 276,1 269,2 263,3 256,4 250,6 244,9 237,10 231,14 225,16 219,18 213,22 208,25 202,28 197,31 191,35 180,42 169,50 159,59 150,68 140,76 131,86 122,96 114,106 105,116 97,126 90,137 82,147 75,158 68,168 62,179 56,189 50,199 44,209 34,227 25,245 17,261 11,275 3,294 0,302">
            <text:p/>
          </draw:polygon>
          <draw:polygon draw:style-name="gr5" draw:layer="layout" svg:width="0.055cm" svg:height="0.039cm" svg:x="0.238cm" svg:y="1.357cm" svg:viewBox="0 0 56 40" draw:points="2,0 0,3 0,6 0,9 0,12 0,15 0,18 1,21 2,23 4,26 5,28 7,30 9,32 11,33 13,35 15,36 18,37 21,38 23,39 25,40 28,40 31,40 34,39 37,39 39,37 41,36 44,36 46,33 48,31 51,29 52,27 54,24 56,21">
            <text:p/>
          </draw:polygon>
          <draw:polygon draw:style-name="gr5" draw:layer="layout" svg:width="0.111cm" svg:height="0.078cm" svg:x="0.209cm" svg:y="1.314cm" svg:viewBox="0 0 112 79" draw:points="112,37 110,34 109,31 107,27 105,24 104,22 102,19 100,18 98,15 96,13 93,11 91,10 89,8 84,5 79,3 74,2 69,0 63,0 58,0 53,0 47,1 42,2 37,3 32,6 27,9 23,12 19,15 15,18 12,23 8,27 6,32 4,34 3,37 3,39 2,42 1,45 0,48 0,50 0,53 0,56 0,59 0,62 0,65 1,69 2,72 3,75 4,79">
            <text:p/>
          </draw:polygon>
          <draw:polygon draw:style-name="gr5" draw:layer="layout" svg:width="0.652cm" svg:height="0.367cm" svg:x="0.213cm" svg:y="1.346cm" svg:viewBox="0 0 653 368" draw:points="549,0 543,14 536,28 529,40 523,53 516,66 510,78 503,89 496,100 490,111 484,121 477,130 472,140 465,148 459,157 453,165 447,172 441,180 436,186 430,193 425,199 419,204 413,209 408,214 403,219 398,222 393,227 388,230 382,233 379,236 374,238 370,241 365,243 361,245 357,246 353,248 349,249 346,250 342,251 339,252 335,252 332,252 328,252 324,252 321,252 318,252 315,252 311,252 308,251 304,250 301,249 297,248 294,246 290,245 287,244 284,243 280,241 276,238 273,236 269,234 266,232 258,227 250,221 243,214 235,207 228,201 221,193 213,185 207,177 199,169 193,160 186,151 180,142 174,132 168,123 162,115 156,106 151,96 146,88 137,71 129,55 122,40 116,28 108,10 106,5 0,46 3,55 12,75 19,89 27,106 36,124 46,143 52,153 58,164 64,174 71,185 78,196 86,207 93,218 101,229 110,239 118,251 128,261 137,272 147,281 157,291 168,302 179,310 190,319 202,327 208,331 215,335 221,339 227,342 234,345 241,349 248,351 255,355 262,357 270,359 277,360 284,363 292,364 300,365 308,366 315,366 323,368 332,367 340,366 348,365 356,365 364,363 373,361 381,359 389,357 397,353 405,351 413,347 421,343 429,339 437,334 445,329 453,324 461,318 468,312 476,306 484,299 491,292 499,286 506,278 514,270 521,262 529,252 536,244 543,235 551,225 558,214 565,204 573,193 580,182 587,170 595,159 602,146 609,133 616,120 623,106 631,92 638,78 646,63 653,47">
            <text:p/>
          </draw:polygon>
          <draw:polygon draw:style-name="gr5" draw:layer="layout" svg:width="0.653cm" svg:height="0.367cm" svg:x="0.762cm" svg:y="1.027cm" svg:viewBox="0 0 654 368" draw:points="654,322 650,312 641,292 634,277 626,261 617,243 606,224 600,213 594,203 588,192 582,182 575,171 567,160 559,149 552,138 543,128 534,116 525,106 515,96 506,85 495,75 485,65 474,56 462,48 452,39 445,35 438,31 432,28 426,24 419,21 412,17 405,15 398,12 391,10 384,8 376,5 369,4 361,2 353,1 346,0 338,0 329,0 322,0 313,0 305,0 297,1 289,3 281,5 273,8 264,9 256,12 248,16 240,19 232,24 224,27 216,32 208,37 200,43 193,48 184,54 177,60 169,67 162,74 154,81 147,88 139,96 132,105 124,113 117,122 109,131 102,142 95,152 87,162 80,173 73,184 65,196 58,208 51,220 43,234 36,246 28,259 21,274 14,288 7,304 0,319 103,368 110,353 117,340 124,327 130,313 137,301 143,289 150,277 156,267 163,256 169,246 175,236 181,227 188,218 194,210 200,202 206,194 211,187 217,181 223,174 228,168 234,162 240,157 245,152 250,148 256,144 260,139 265,136 270,134 274,131 279,128 283,125 288,123 292,122 296,120 300,119 304,118 307,116 311,115 315,115 318,115 321,114 325,114 329,114 332,114 335,114 338,115 342,115 345,116 349,117 352,118 356,119 359,120 362,121 366,122 369,125 373,126 377,128 381,131 384,133 388,135 396,140 403,146 411,152 418,159 425,166 432,174 439,182 447,190 454,198 460,208 467,216 473,225 480,234 486,243 491,253 497,262 502,271 507,279 516,296 524,313 531,327 537,340 545,357 547,362">
            <text:p/>
          </draw:polygon>
          <draw:polygon draw:style-name="gr5" draw:layer="layout" svg:width="0.652cm" svg:height="0.367cm" svg:x="1.308cm" svg:y="1.343cm" svg:viewBox="0 0 653 368" draw:points="549,0 542,13 535,27 529,40 523,54 516,66 509,78 503,90 496,100 490,111 484,122 477,131 471,140 465,148 458,157 453,165 447,172 441,180 436,186 430,193 424,199 418,204 413,209 408,215 402,218 397,223 392,226 388,231 383,233 378,236 374,239 370,241 365,244 361,245 357,247 353,248 349,249 345,250 342,252 338,252 334,252 332,253 329,253 325,253 321,253 318,253 315,252 311,252 307,251 304,250 301,249 298,248 294,247 291,246 287,244 284,242 280,241 276,239 272,236 269,234 266,232 258,226 251,221 243,215 236,208 228,201 221,193 214,185 207,177 200,169 193,159 186,151 180,141 174,132 168,123 162,114 156,105 151,96 146,87 137,70 128,54 122,39 116,27 108,10 106,4 0,45 3,54 12,74 19,89 27,105 36,124 46,143 52,154 59,164 64,174 71,185 78,196 86,207 93,217 101,229 110,239 119,250 128,261 137,271 147,282 157,292 168,301 179,310 190,319 201,327 208,332 215,335 221,339 228,342 234,346 241,349 248,352 254,354 261,357 270,359 277,361 284,363 292,364 300,366 307,367 315,367 323,368 332,368 339,367 348,366 356,365 364,364 372,362 381,359 388,357 397,354 405,351 413,348 422,344 429,340 437,334 445,330 453,324 461,319 468,313 476,307 484,300 491,293 498,286 506,279 513,271 521,262 528,254 536,244 543,235 551,225 558,215 565,205 573,193 580,183 587,171 594,159 602,146 609,133 616,120 624,107 631,93 638,78 645,63 653,48">
            <text:p/>
          </draw:polygon>
          <draw:polygon draw:style-name="gr5" draw:layer="layout" svg:width="0.651cm" svg:height="0.366cm" svg:x="1.857cm" svg:y="1.025cm" svg:viewBox="0 0 652 367" draw:points="652,326 648,316 639,296 633,282 625,265 615,246 605,228 599,217 593,206 587,196 580,185 573,174 565,163 558,152 550,141 542,130 533,119 524,108 514,98 504,87 495,77 484,68 473,59 461,50 450,42 443,37 437,33 431,29 425,26 418,23 411,19 404,16 397,14 390,11 383,8 376,7 369,5 361,3 353,2 345,1 337,0 329,0 321,0 313,0 305,1 296,2 288,3 280,5 272,7 264,10 256,12 247,15 240,19 232,23 223,27 216,31 208,36 200,42 192,47 184,53 177,60 169,66 161,73 154,80 146,87 139,95 131,103 124,113 116,121 109,131 101,140 94,151 87,161 80,172 72,183 65,194 58,206 51,220 44,232 36,245 29,259 21,273 14,288 7,302 0,318 103,366 110,352 117,338 123,324 130,312 137,299 143,288 149,276 156,265 162,254 169,245 175,235 181,225 187,217 193,209 199,201 206,193 211,186 217,180 223,173 228,167 234,161 239,157 244,152 249,148 254,143 259,140 264,137 269,133 274,130 278,127 282,125 287,124 291,121 295,120 299,119 302,117 306,116 310,116 313,115 317,115 320,115 324,115 327,115 330,115 333,115 337,115 340,116 344,116 347,117 350,118 354,119 357,121 361,122 364,124 368,125 372,127 375,129 379,132 382,133 386,135 394,141 401,147 408,153 416,160 423,168 430,175 437,183 444,191 451,200 458,209 464,218 471,228 478,237 483,246 489,255 495,265 499,273 505,282 514,299 522,316 529,330 534,342 543,361 545,366 545,367 545,366 545,367">
            <text:p/>
          </draw:polygon>
          <draw:polygon draw:style-name="gr5" draw:layer="layout" svg:width="0.652cm" svg:height="0.367cm" svg:x="2.401cm" svg:y="1.346cm" svg:viewBox="0 0 653 368" draw:points="549,0 542,14 535,28 529,40 522,54 515,66 509,78 503,90 496,100 490,111 484,121 477,131 471,140 465,148 459,157 453,165 447,173 441,180 435,186 429,193 424,199 418,204 413,210 408,215 402,219 397,223 392,228 387,231 383,233 378,236 373,239 369,242 364,244 361,245 356,247 353,249 349,249 346,251 342,251 339,252 335,252 332,253 328,253 325,253 322,253 318,253 315,252 311,252 308,251 305,250 301,249 298,248 294,247 291,245 287,244 284,242 280,241 276,239 273,236 269,234 266,233 258,227 251,221 243,215 236,208 229,201 221,193 214,185 207,177 200,169 193,159 186,151 180,142 174,132 168,124 162,114 156,105 151,96 147,87 137,71 129,55 122,39 116,28 108,10 106,5 0,45 4,55 12,74 19,90 27,106 36,124 46,143 53,154 58,164 65,175 72,185 78,196 86,207 94,218 102,228 111,239 119,250 128,261 137,272 147,282 158,292 168,301 179,310 190,319 201,327 208,331 215,335 221,339 228,342 234,345 241,349 248,352 255,354 262,358 269,359 277,361 284,364 292,365 300,366 308,366 316,367 324,368 331,367 339,367 347,366 355,365 364,364 372,362 380,360 388,358 396,354 404,351 412,348 420,344 429,339 437,335 445,330 453,324 460,319 468,313 476,307 483,300 491,293 498,286 506,278 513,271 521,262 528,253 535,245 543,236 550,225 557,215 565,205 572,193 580,183 587,171 594,159 602,147 609,133 616,120 624,107 631,93 638,78 645,63 653,48">
            <text:p/>
          </draw:polygon>
          <draw:polygon draw:style-name="gr5" draw:layer="layout" svg:width="0.651cm" svg:height="0.367cm" svg:x="2.95cm" svg:y="1.027cm" svg:viewBox="0 0 652 368" draw:points="652,321 648,312 639,291 633,277 625,261 615,243 605,224 599,213 593,202 587,192 580,181 573,171 565,160 558,149 550,138 541,127 533,116 524,105 514,96 504,85 494,75 483,65 472,56 461,48 450,39 443,35 437,31 431,28 424,24 417,21 411,17 403,14 397,12 389,9 382,8 374,5 367,3 359,2 352,1 344,0 336,0 328,0 320,0 312,0 304,0 296,2 288,3 279,5 272,7 263,9 255,13 247,16 239,19 231,23 223,28 215,32 207,37 199,43 192,48 184,54 176,60 169,67 161,74 153,81 146,88 138,96 131,105 124,113 116,122 109,131 101,142 94,152 86,162 79,173 72,184 65,196 58,208 50,220 43,234 36,246 29,260 21,274 14,288 7,304 0,319 103,368 110,353 117,340 123,327 130,313 137,301 143,289 149,277 156,267 162,256 168,245 175,236 181,227 187,218 193,210 199,202 205,194 211,187 217,181 223,174 228,168 234,162 239,157 244,152 249,148 254,144 260,139 265,136 269,134 274,131 278,128 283,125 287,123 291,122 295,120 299,119 302,117 306,116 310,115 313,115 317,115 320,114 324,114 327,114 330,114 334,114 337,115 341,115 344,116 347,116 350,117 354,119 358,120 361,121 364,122 368,125 372,126 375,128 379,130 382,133 386,134 394,139 401,146 408,152 416,159 423,166 430,173 438,181 444,189 451,198 458,207 465,216 471,224 478,234 483,243 489,253 495,261 500,271 505,279 514,296 522,312 529,327 535,338 543,357 545,362">
            <text:p/>
          </draw:polygon>
          <draw:polygon draw:style-name="gr5" draw:layer="layout" svg:width="0.111cm" svg:height="0.078cm" svg:x="3.495cm" svg:y="1.347cm" svg:viewBox="0 0 112 79" draw:points="0,42 0,45 2,48 4,51 5,54 7,56 9,58 11,60 13,63 15,65 17,67 20,69 22,71 25,72 27,73 29,74 32,75 37,77 42,78 48,79 53,79 58,79 64,77 69,76 74,75 79,72 84,70 88,66 92,63 96,60 100,55 103,51 106,46 107,44 108,42 109,39 109,36 110,33 111,31 111,28 112,25 112,22 111,20 111,16 111,13 110,9 109,6 108,3 107,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AccessPoint</dc:title>
    <meta:creation-date>2011-02-07T16:36:50</meta:creation-date>
    <meta:editing-duration>P0D</meta:editing-duration>
    <meta:editing-cycles>1</meta:editing-cycles>
    <meta:document-statistic meta:object-count="96"/>
    <meta:generator>OpenOffice.org/3.3$Linux OpenOffice.org_project/330m20$Build-9567</meta:generator>
  </office:meta>
</office:document-meta>
</file>